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4" style:family="graphic" style:parent-style-name="standard">
      <style:graphic-properties draw:stroke="dash" draw:stroke-dash="Double_20_Dash_20_Dot_20__28_Rounded_29_" svg:stroke-width="0cm" svg:stroke-color="#000000" draw:marker-start-width="0.21cm" draw:marker-end-width="0.21cm" svg:stroke-linecap="round" draw:fill="none" draw:textarea-horizontal-align="justify" draw:textarea-vertical-align="middle" draw:auto-grow-height="false" fo:min-height="4.801cm" fo:min-width="17.782cm" fo:padding-top="0.125cm" fo:padding-bottom="0.125cm" fo:padding-left="0.25cm" fo:padding-right="0.25cm"/>
    </style:style>
    <style:style style:name="gr5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fo:min-height="0.475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fo:min-height="0.488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7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3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01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88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fo:min-height="0.538cm" fo:padding-top="0.15cm" fo:padding-bottom="0.15cm" fo:padding-left="0.275cm" fo:padding-right="0.275cm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9" style:family="graphic" style:parent-style-name="objectwithoutfill">
      <style:graphic-properties draw:stroke="dash" draw:stroke-dash="Long_20_Dash"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00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0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6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21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5" style:family="graphic" style:parent-style-name="standard">
      <style:graphic-properties draw:stroke="none" svg:stroke-color="#000000" draw:fill="none" draw:fill-color="#ffffff" fo:min-height="11.446cm"/>
      <style:paragraph-properties style:writing-mode="lr-tb"/>
    </style:style>
    <style:style style:name="gr226" style:family="graphic" style:parent-style-name="standard">
      <style:graphic-properties draw:stroke="none" svg:stroke-color="#000000" draw:fill="none" draw:fill-color="#ffffff" fo:min-height="9.811cm"/>
      <style:paragraph-properties style:writing-mode="lr-tb"/>
    </style:style>
    <style:style style:name="gr227" style:family="graphic" style:parent-style-name="standard">
      <style:graphic-properties draw:stroke="dash" draw:stroke-dash="Double_20_Dash_20_Dot_20__28_Rounded_29_" svg:stroke-width="0cm" svg:stroke-color="#000000" draw:marker-start-width="0.21cm" draw:marker-end-width="0.21cm" svg:stroke-linecap="round" draw:fill="none" draw:textarea-horizontal-align="justify" draw:textarea-vertical-align="middle" draw:auto-grow-height="false" fo:min-height="3.2cm" fo:min-width="16.95cm" fo:padding-top="0.125cm" fo:padding-bottom="0.125cm" fo:padding-left="0.25cm" fo:padding-right="0.25cm"/>
    </style:style>
    <style:style style:name="gr228" style:family="graphic" style:parent-style-name="standard">
      <style:graphic-properties draw:stroke="dash" draw:stroke-dash="Double_20_Dash_20_Dot_20__28_Rounded_29_" svg:stroke-width="0cm" svg:stroke-color="#000000" draw:marker-start-width="0.21cm" draw:marker-end-width="0.21cm" svg:stroke-linecap="round" draw:fill="none" draw:textarea-horizontal-align="justify" draw:textarea-vertical-align="middle" draw:auto-grow-height="false" fo:min-height="4.748cm" fo:min-width="16.95cm" fo:padding-top="0.125cm" fo:padding-bottom="0.125cm" fo:padding-left="0.25cm" fo:padding-right="0.25cm"/>
    </style:style>
    <style:style style:name="gr229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fo:min-height="1.399cm" fo:padding-top="0.15cm" fo:padding-bottom="0.15cm" fo:padding-left="0.275cm" fo:padding-right="0.275cm"/>
      <style:paragraph-properties style:writing-mode="lr-tb"/>
    </style:style>
    <style:style style:name="gr230" style:family="graphic" style:parent-style-name="standard">
      <style:graphic-properties draw:stroke="solid" svg:stroke-width="0.1cm" svg:stroke-color="#000000" draw:marker-start-width="0.36cm" draw:marker-end-width="0.36cm" draw:fill="none" draw:fill-color="#ffffff" draw:textarea-vertical-align="middle" fo:min-height="0.848cm" fo:padding-top="0.175cm" fo:padding-bottom="0.175cm" fo:padding-left="0.3cm" fo:padding-right="0.3cm"/>
      <style:paragraph-properties style:writing-mode="lr-tb"/>
    </style:style>
    <style:style style:name="gr231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vertical-align="middle" fo:min-height="0.949cm" fo:padding-top="0.15cm" fo:padding-bottom="0.15cm" fo:padding-left="0.275cm" fo:padding-right="0.275cm"/>
      <style:paragraph-properties style:writing-mode="lr-tb"/>
    </style:style>
    <style:style style:name="gr232" style:family="graphic" style:parent-style-name="objectwithoutfill">
      <style:graphic-properties svg:stroke-width="0.05cm" svg:stroke-color="#000000" draw:marker-start="Стили_20_стрелок_20_1" draw:marker-start-width="0.3cm" draw:marker-end="Стили_20_стрелок_20_2" draw:marker-end-width="0.3cm" draw:fill="none" draw:textarea-vertical-align="middle" fo:padding-top="0.15cm" fo:padding-bottom="0.15cm" fo:padding-left="0.275cm" fo:padding-right="0.275cm"/>
    </style:style>
    <style:style style:name="gr233" style:family="graphic" style:parent-style-name="objectwithoutfill">
      <style:graphic-properties svg:stroke-width="0.05cm" svg:stroke-color="#000000" draw:marker-start-width="0.28cm" draw:marker-end="Стили_20_стрелок_20_3" draw:marker-end-width="0.3cm" draw:fill="none" draw:textarea-vertical-align="middle" fo:padding-top="0.15cm" fo:padding-bottom="0.15cm" fo:padding-left="0.275cm" fo:padding-right="0.275cm"/>
    </style:style>
    <style:style style:name="gr234" style:family="graphic" style:parent-style-name="objectwithoutfill">
      <style:graphic-properties svg:stroke-width="0.05cm" svg:stroke-color="#000000" draw:marker-start-width="0.28cm" draw:marker-end="Стили_20_стрелок_20_4" draw:marker-end-width="0.3cm" draw:fill="none" draw:textarea-vertical-align="middle" fo:padding-top="0.15cm" fo:padding-bottom="0.15cm" fo:padding-left="0.275cm" fo:padding-right="0.275cm"/>
    </style:style>
    <style:style style:name="gr235" style:family="graphic" style:parent-style-name="standard">
      <style:graphic-properties draw:stroke="none" svg:stroke-color="#000000" draw:fill="none" draw:fill-color="#ffffff" fo:min-height="15.261cm"/>
      <style:paragraph-properties style:writing-mode="lr-tb"/>
    </style:style>
    <style:style style:name="gr23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37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3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3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4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4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4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43" style:family="graphic" style:parent-style-name="standard">
      <style:graphic-properties draw:stroke="dash" draw:stroke-dash="Double_20_Dash_20_Dot_20__28_Rounded_29_" svg:stroke-width="0cm" svg:stroke-color="#000000" draw:marker-start-width="0.21cm" draw:marker-end-width="0.21cm" svg:stroke-linecap="round" draw:fill="none" draw:textarea-horizontal-align="justify" draw:textarea-vertical-align="middle" draw:auto-grow-height="false" fo:min-height="2.648cm" fo:min-width="7.95cm" fo:padding-top="0.125cm" fo:padding-bottom="0.125cm" fo:padding-left="0.25cm" fo:padding-right="0.25cm"/>
    </style:style>
    <style:style style:name="gr244" style:family="graphic" style:parent-style-name="standard">
      <style:graphic-properties draw:stroke="none" svg:stroke-color="#000000" draw:fill="none" draw:fill-color="#ffffff" fo:min-height="16.351cm"/>
      <style:paragraph-properties style:writing-mode="lr-tb"/>
    </style:style>
    <style:style style:name="gr245" style:family="graphic" style:parent-style-name="objectwithoutfill">
      <style:graphic-properties svg:stroke-width="0.05cm" svg:stroke-color="#000000" draw:marker-start-width="0.355cm" draw:marker-end="Стили_20_стрелок_20_10" draw:marker-end-width="0.375cm" draw:fill="none" draw:textarea-vertical-align="middle" fo:padding-top="0.15cm" fo:padding-bottom="0.15cm" fo:padding-left="0.275cm" fo:padding-right="0.275cm"/>
    </style:style>
    <style:style style:name="gr246" style:family="graphic" style:parent-style-name="objectwithoutfill">
      <style:graphic-properties svg:stroke-width="0.05cm" svg:stroke-color="#000000" draw:marker-start-width="0.355cm" draw:marker-end="Стили_20_стрелок_20_11" draw:marker-end-width="0.375cm" draw:fill="none" draw:textarea-vertical-align="middle" fo:padding-top="0.15cm" fo:padding-bottom="0.15cm" fo:padding-left="0.275cm" fo:padding-right="0.275cm"/>
    </style:style>
    <style:style style:name="gr247" style:family="graphic" style:parent-style-name="objectwithoutfill">
      <style:graphic-properties svg:stroke-width="0.05cm" svg:stroke-color="#000000" draw:marker-start-width="0.355cm" draw:marker-end="Стили_20_стрелок_20_12" draw:marker-end-width="0.375cm" draw:fill="none" draw:textarea-vertical-align="middle" fo:padding-top="0.15cm" fo:padding-bottom="0.15cm" fo:padding-left="0.275cm" fo:padding-right="0.275cm"/>
    </style:style>
    <style:style style:name="gr248" style:family="graphic" style:parent-style-name="objectwithoutfill">
      <style:graphic-properties svg:stroke-width="0.05cm" svg:stroke-color="#000000" draw:marker-start-width="0.355cm" draw:marker-end="Стили_20_стрелок_20_13" draw:marker-end-width="0.375cm" draw:fill="none" draw:textarea-vertical-align="middle" fo:padding-top="0.15cm" fo:padding-bottom="0.15cm" fo:padding-left="0.275cm" fo:padding-right="0.275cm"/>
    </style:style>
    <style:style style:name="gr24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0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4" style:family="graphic" style:parent-style-name="standard">
      <style:graphic-properties draw:stroke="dash" draw:stroke-dash="Double_20_Dash_20_Dot_20__28_Rounded_29_" svg:stroke-width="0cm" svg:stroke-color="#000000" draw:marker-start-width="0.21cm" draw:marker-end-width="0.21cm" svg:stroke-linecap="round" draw:fill="none" draw:textarea-horizontal-align="justify" draw:textarea-vertical-align="middle" draw:auto-grow-height="false" fo:min-height="5.27cm" fo:min-width="17cm" fo:padding-top="0.125cm" fo:padding-bottom="0.125cm" fo:padding-left="0.25cm" fo:padding-right="0.25cm"/>
    </style:style>
    <style:style style:name="gr255" style:family="graphic" style:parent-style-name="standard">
      <style:graphic-properties draw:stroke="solid" svg:stroke-width="0.05cm" svg:stroke-color="#000000" draw:marker-start-width="0.29cm" draw:marker-end-width="0.29cm" draw:fill="none" draw:fill-color="#ffffff" draw:textarea-vertical-align="middle" fo:min-height="0.949cm" fo:padding-top="0.15cm" fo:padding-bottom="0.15cm" fo:padding-left="0.275cm" fo:padding-right="0.275cm"/>
      <style:paragraph-properties style:writing-mode="lr-tb"/>
    </style:style>
    <style:style style:name="gr256" style:family="graphic" style:parent-style-name="standard">
      <style:graphic-properties draw:stroke="solid" svg:stroke-width="0.1cm" svg:stroke-color="#000000" draw:marker-start-width="0.37cm" draw:marker-end-width="0.37cm" draw:fill="none" draw:fill-color="#ffffff" draw:textarea-vertical-align="middle" fo:min-height="0.949cm" fo:padding-top="0.175cm" fo:padding-bottom="0.175cm" fo:padding-left="0.3cm" fo:padding-right="0.3cm"/>
      <style:paragraph-properties style:writing-mode="lr-tb"/>
    </style:style>
    <style:style style:name="gr25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8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7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4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8" style:family="graphic" style:parent-style-name="standard">
      <style:graphic-properties draw:stroke="dash" draw:stroke-dash="Double_20_Dash_20_Dot_20__28_Rounded_29_" svg:stroke-width="0cm" svg:stroke-color="#000000" draw:marker-start-width="0.21cm" draw:marker-end-width="0.21cm" svg:stroke-linecap="round" draw:fill="none" draw:textarea-horizontal-align="justify" draw:textarea-vertical-align="middle" draw:auto-grow-height="false" fo:min-height="5.2cm" fo:min-width="11.95cm" fo:padding-top="0.125cm" fo:padding-bottom="0.125cm" fo:padding-left="0.25cm" fo:padding-right="0.25cm"/>
    </style:style>
    <style:style style:name="gr279" style:family="graphic" style:parent-style-name="standard">
      <style:graphic-properties draw:stroke="solid" svg:stroke-width="0.1cm" svg:stroke-color="#000000" draw:marker-start-width="0.36cm" draw:marker-end-width="0.36cm" draw:fill="none" draw:fill-color="#ffffff" draw:textarea-vertical-align="middle" fo:min-height="0.949cm" fo:padding-top="0.175cm" fo:padding-bottom="0.175cm" fo:padding-left="0.3cm" fo:padding-right="0.3cm"/>
      <style:paragraph-properties style:writing-mode="lr-tb"/>
    </style:style>
    <style:style style:name="gr28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7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8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1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4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9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4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9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4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9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2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Line_20_short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3" style:family="graphic" style:parent-style-name="standard" style:list-style-name="L1">
      <style:graphic-properties draw:stroke="solid" draw:stroke-dash="Dashed_20__28_var_29__20_4" svg:stroke-width="0.05cm" svg:stroke-color="#000000" draw:marker-start="Line_20_short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6" style:family="graphic" style:parent-style-name="standard">
      <style:graphic-properties draw:stroke="none" svg:stroke-color="#000000" draw:fill="none" draw:fill-color="#ffffff" fo:min-height="0.907cm"/>
      <style:paragraph-properties style:writing-mode="lr-tb"/>
    </style:style>
    <style:style style:name="gr597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59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2" style:family="graphic" style:parent-style-name="standard" style:list-style-name="L1">
      <style:graphic-properties draw:stroke="none" svg:stroke-color="#000000" draw:fill="none" draw:fill-color="#ffffff" fo:min-height="25.071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ro1" style:family="table-row">
      <style:table-row-properties style:row-height="0.716cm" style:use-optimal-row-height="false"/>
    </style:style>
    <style:style style:name="ro2" style:family="table-row">
      <style:table-row-properties style:row-height="0.735cm" style:use-optimal-row-height="false"/>
    </style:style>
    <style:style style:name="ro3" style:family="table-row">
      <style:table-row-properties style:row-height="0.763cm" style:use-optimal-row-height="false"/>
    </style:style>
    <style:style style:name="ce1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P1" style:family="paragraph">
      <style:paragraph-properties fo:text-align="start"/>
    </style:style>
    <style:style style:name="P2" style:family="paragraph">
      <style:paragraph-properties fo:text-align="justify"/>
      <style:text-properties style:font-name="Liberation Sans1" fo:font-size="12pt" style:font-size-asian="12pt" style:font-size-complex="12pt"/>
    </style:style>
    <style:style style:name="P3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4" style:family="paragraph">
      <style:paragraph-properties fo:margin-left="0cm" fo:margin-right="0cm" fo:text-align="start" fo:text-indent="0.5cm"/>
    </style:style>
    <style:style style:name="P5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6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line-height="150%" fo:text-align="center"/>
    </style:style>
    <style:style style:name="P17" style:family="paragraph">
      <style:paragraph-properties fo:line-height="100%" fo:text-align="center"/>
    </style:style>
    <style:style style:name="P18" style:family="paragraph">
      <loext:graphic-properties draw:fill="none" draw:fill-color="#ffffff"/>
      <style:paragraph-properties fo:line-height="100%" fo:text-align="center" style:writing-mode="lr-tb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9" style:family="paragraph">
      <style:paragraph-properties fo:margin-left="0cm" fo:margin-right="0cm" fo:line-height="115%" fo:text-align="justify" fo:text-indent="0.5cm"/>
    </style:style>
    <style:style style:name="P20" style:family="paragraph">
      <style:paragraph-properties fo:margin-left="0cm" fo:margin-right="0cm" fo:margin-top="0cm" fo:margin-bottom="0cm" fo:line-height="115%" fo:text-align="justify" fo:text-indent="0.5cm"/>
    </style:style>
    <style:style style:name="P21" style:family="paragraph">
      <loext:graphic-properties draw:fill="none" draw:fill-color="#ffffff"/>
      <style:paragraph-properties fo:margin-left="0cm" fo:margin-right="0cm" fo:line-height="115%" fo:text-align="justify" fo:text-indent="0.5cm" style:writing-mode="lr-tb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/>
    </style:style>
    <style:style style:name="P24" style:family="paragraph">
      <style:paragraph-properties fo:line-height="115%" fo:text-align="center"/>
    </style:style>
    <style:style style:name="P25" style:family="paragraph">
      <loext:graphic-properties draw:fill="none" draw:fill-color="#ffffff"/>
      <style:paragraph-properties fo:line-height="115%" fo:text-align="center" style:writing-mode="lr-tb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6" style:family="paragraph">
      <loext:graphic-properties draw:fill="none" draw:fill-color="#ffffff"/>
      <style:paragraph-properties fo:line-height="150%" fo:text-align="center" style:writing-mode="lr-tb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Liberation Sans1" fo:font-size="12pt" style:font-size-asian="12pt" style:font-size-complex="12pt"/>
    </style:style>
    <style:style style:name="T2" style:family="text">
      <style:text-properties fo:font-size="18pt" fo:font-weight="bold"/>
    </style:style>
    <style:style style:name="T3" style:family="text">
      <style:text-properties fo:font-size="14pt" fo:font-weight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Lucida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T14" style:family="text">
      <style:text-properties fo:font-size="12pt" fo:font-style="normal" style:font-size-asian="12pt" style:font-style-asian="normal" style:font-size-complex="12pt" style:font-style-complex="normal"/>
    </style:style>
    <style:style style:name="T1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6" style:family="text">
      <style:text-properties fo:font-size="12pt"/>
    </style:style>
    <style:style style:name="T17" style:family="text">
      <style:text-properties fo:font-size="12pt" fo:font-weight="normal" style:font-weight-asian="normal" style:font-weight-complex="normal"/>
    </style:style>
    <style:style style:name="T18" style:family="text">
      <style:text-properties fo:font-size="12pt" fo:font-weight="bold" style:font-weight-asian="bold" style:font-weight-complex="bold"/>
    </style:style>
    <style:style style:name="T19" style:family="text">
      <style:text-properties fo:font-size="12pt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standard" draw:layer="layout" svg:width="17.918cm" svg:height="2.967cm" svg:x="1.578cm" svg:y="3.1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<text:a xlink:href="#ВВЕДЕНИЕ" xlink:type="simple">ВВЕДЕНИЕ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<text:a xlink:href="#ЛОКАЛЬНАЯ СИСТЕМА УПРАВЛЕНИЯ" xlink:type="simple">ЛОКАЛЬНАЯ СИСТЕМА УПРАВЛЕНИЯ</text:a></text:span></text:p>
              </table:table-cell>
            </table:table-row>
            <table:table-row table:style-name="ro2">
              <table:table-cell table:style-name="ce1">
                <text:p text:style-name="P3"><text:span text:style-name="T1"><text:a xlink:href="#ЦЕНТРАЛИЗОВАННАЯ СИСТЕМА УПРАВЛЕНИЯ" xlink:type="simple">ЦЕНТРАЛИЗОВАННАЯ СИСТЕМА УПРАВЛЕНИЯ</text:a></text:span></text:p>
              </table:table-cell>
            </table:table-row>
            <table:table-row table:style-name="ro3">
              <table:table-cell table:style-name="ce1">
                <text:p text:style-name="P3"><text:span text:style-name="T1"><text:a xlink:href="#РАСПРЕДЕЛЕННАЯ СИСТЕМА УПРАВЛЕНИЯ" xlink:type="simple">РАСПРЕДЕЛЕННАЯ СИСТЕМА УПРАВЛЕНИЯ</text:a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19cm" svg:height="0.962cm" svg:x="1cm" svg:y="1cm">
          <draw:text-box>
            <text:p text:style-name="P4"><text:span text:style-name="T2">АСУ ТП :: АРХИТЕКТУРА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СОДЕРЖАНИЕ</text:span></text:p>
          </draw:text-box>
        </draw:frame>
      </draw:page>
      <draw:page draw:name="ВВЕДЕНИЕ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custom-shape draw:style-name="gr4" draw:text-style-name="P9" draw:layer="layout" svg:width="18.282cm" svg:height="5.051cm" svg:x="1.35cm" svg:y="7.6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3.65cm" svg:height="0.775cm" svg:x="4.85cm" svg:y="11.608cm">
          <draw:text-box>
            <text:p text:style-name="P7"><text:span text:style-name="T5">Технологическое оборудование</text:span></text:p>
          </draw:text-box>
        </draw:frame>
        <draw:frame draw:style-name="gr2" draw:text-style-name="P12" draw:layer="layout" svg:width="3.45cm" svg:height="0.806cm" svg:x="1.1cm" svg:y="11.676cm">
          <draw:text-box>
            <text:p text:style-name="P11"><text:span text:style-name="T6">УРОВЕНЬ 0</text:span></text:p>
          </draw:text-box>
        </draw:frame>
        <draw:frame draw:style-name="gr5" draw:text-style-name="P10" draw:layer="layout" svg:width="6.656cm" svg:height="0.775cm" svg:x="4.85cm" svg:y="10.616cm">
          <draw:text-box>
            <text:p text:style-name="P7"><text:span text:style-name="T5">ПАЗ</text:span></text:p>
          </draw:text-box>
        </draw:frame>
        <draw:frame draw:style-name="gr5" draw:text-style-name="P10" draw:layer="layout" svg:width="6.653cm" svg:height="0.775cm" svg:x="11.797cm" svg:y="10.606cm">
          <draw:text-box>
            <text:p text:style-name="P7"><text:span text:style-name="T5">Система управления</text:span></text:p>
          </draw:text-box>
        </draw:frame>
        <draw:frame draw:style-name="gr2" draw:text-style-name="P12" draw:layer="layout" svg:width="3.45cm" svg:height="0.806cm" svg:x="1.1cm" svg:y="10.69cm">
          <draw:text-box>
            <text:p text:style-name="P11"><text:span text:style-name="T6">УРОВЕНЬ 1</text:span></text:p>
          </draw:text-box>
        </draw:frame>
        <draw:frame draw:style-name="gr5" draw:text-style-name="P10" draw:layer="layout" svg:width="13.65cm" svg:height="0.775cm" svg:x="4.863cm" svg:y="9.594cm">
          <draw:text-box>
            <text:p text:style-name="P7"><text:span text:style-name="T5">Диспетчеризация</text:span></text:p>
          </draw:text-box>
        </draw:frame>
        <draw:frame draw:style-name="gr2" draw:text-style-name="P12" draw:layer="layout" svg:width="3.45cm" svg:height="0.806cm" svg:x="1.113cm" svg:y="9.65cm">
          <draw:text-box>
            <text:p text:style-name="P11"><text:span text:style-name="T6">УРОВЕНЬ 2</text:span></text:p>
          </draw:text-box>
        </draw:frame>
        <draw:frame draw:style-name="gr6" draw:text-style-name="P10" draw:layer="layout" svg:width="13.65cm" svg:height="0.788cm" svg:x="4.876cm" svg:y="8.562cm">
          <draw:text-box>
            <text:p text:style-name="P7"><text:span text:style-name="T5">Прикладные системы</text:span></text:p>
          </draw:text-box>
        </draw:frame>
        <draw:frame draw:style-name="gr2" draw:text-style-name="P12" draw:layer="layout" svg:width="3.45cm" svg:height="0.806cm" svg:x="1.126cm" svg:y="8.576cm">
          <draw:text-box>
            <text:p text:style-name="P11"><text:span text:style-name="T6">УРОВЕНЬ 3</text:span></text:p>
          </draw:text-box>
        </draw:frame>
        <draw:frame draw:style-name="gr2" draw:text-style-name="P13" draw:layer="layout" svg:width="17.5cm" svg:height="0.806cm" svg:x="1.35cm" svg:y="7.592cm">
          <draw:text-box>
            <text:p text:style-name="P7"><text:span text:style-name="T7">СИСТЕМА АВТОМАТИЗАЦИИ</text:span></text:p>
          </draw:text-box>
        </draw:frame>
        <draw:g draw:name="firewall 1">
          <draw:custom-shape draw:style-name="gr7" draw:text-style-name="P14" draw:layer="layout" svg:width="0.473cm" svg:height="0.138cm" svg:x="5.75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4" draw:layer="layout" svg:width="0.189cm" svg:height="0.14cm" svg:x="5.75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4" draw:layer="layout" svg:width="0.472cm" svg:height="0.138cm" svg:x="6.318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4" draw:layer="layout" svg:width="0.474cm" svg:height="0.14cm" svg:x="6.033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0.473cm" svg:height="0.138cm" svg:x="6.885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4" draw:layer="layout" svg:width="0.473cm" svg:height="0.14cm" svg:x="6.601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568cm" svg:height="0.138cm" svg:x="7.452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4" draw:layer="layout" svg:width="0.472cm" svg:height="0.14cm" svg:x="7.169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4" draw:layer="layout" svg:width="0.284cm" svg:height="0.14cm" svg:x="7.736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4" draw:layer="layout" svg:width="0.473cm" svg:height="0.139cm" svg:x="5.75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4" draw:layer="layout" svg:width="0.189cm" svg:height="0.139cm" svg:x="5.75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4" draw:layer="layout" svg:width="0.472cm" svg:height="0.139cm" svg:x="6.318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4" draw:layer="layout" svg:width="0.474cm" svg:height="0.139cm" svg:x="6.033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4" draw:layer="layout" svg:width="0.473cm" svg:height="0.139cm" svg:x="6.885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4" draw:layer="layout" svg:width="0.473cm" svg:height="0.139cm" svg:x="6.601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4" draw:layer="layout" svg:width="0.568cm" svg:height="0.139cm" svg:x="7.452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472cm" svg:height="0.139cm" svg:x="7.169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4" draw:layer="layout" svg:width="0.284cm" svg:height="0.139cm" svg:x="7.736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4" draw:layer="layout" svg:width="0.473cm" svg:height="0.139cm" svg:x="5.75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4" draw:layer="layout" svg:width="0.189cm" svg:height="0.139cm" svg:x="5.75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4" draw:layer="layout" svg:width="0.472cm" svg:height="0.139cm" svg:x="6.318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4" draw:layer="layout" svg:width="0.474cm" svg:height="0.139cm" svg:x="6.033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4" draw:layer="layout" svg:width="0.473cm" svg:height="0.139cm" svg:x="6.885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4" draw:layer="layout" svg:width="0.473cm" svg:height="0.139cm" svg:x="6.601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4" draw:layer="layout" svg:width="0.568cm" svg:height="0.139cm" svg:x="7.452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4" draw:layer="layout" svg:width="0.472cm" svg:height="0.139cm" svg:x="7.169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4" draw:layer="layout" svg:width="0.284cm" svg:height="0.139cm" svg:x="7.736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4" draw:layer="layout" svg:width="0.473cm" svg:height="0.14cm" svg:x="5.75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4" draw:layer="layout" svg:width="0.189cm" svg:height="0.138cm" svg:x="5.75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4" draw:layer="layout" svg:width="0.472cm" svg:height="0.14cm" svg:x="6.318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4" draw:layer="layout" svg:width="0.474cm" svg:height="0.138cm" svg:x="6.033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4" draw:layer="layout" svg:width="0.473cm" svg:height="0.14cm" svg:x="6.885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4" draw:layer="layout" svg:width="0.473cm" svg:height="0.138cm" svg:x="6.601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4" draw:layer="layout" svg:width="0.568cm" svg:height="0.14cm" svg:x="7.452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4" draw:layer="layout" svg:width="0.472cm" svg:height="0.138cm" svg:x="7.169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4" draw:layer="layout" svg:width="0.284cm" svg:height="0.138cm" svg:x="7.736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firewall 2">
          <draw:custom-shape draw:style-name="gr43" draw:text-style-name="P14" draw:layer="layout" svg:width="0.473cm" svg:height="0.138cm" svg:x="8.12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4" draw:layer="layout" svg:width="0.189cm" svg:height="0.14cm" svg:x="8.124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4" draw:layer="layout" svg:width="0.472cm" svg:height="0.138cm" svg:x="8.692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4" draw:layer="layout" svg:width="0.474cm" svg:height="0.14cm" svg:x="8.407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4" draw:layer="layout" svg:width="0.473cm" svg:height="0.138cm" svg:x="9.259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4" draw:layer="layout" svg:width="0.473cm" svg:height="0.14cm" svg:x="8.975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4" draw:layer="layout" svg:width="0.568cm" svg:height="0.138cm" svg:x="9.826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472cm" svg:height="0.14cm" svg:x="9.543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4" draw:layer="layout" svg:width="0.284cm" svg:height="0.14cm" svg:x="10.11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4" draw:layer="layout" svg:width="0.473cm" svg:height="0.139cm" svg:x="8.124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4" draw:layer="layout" svg:width="0.189cm" svg:height="0.139cm" svg:x="8.124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4" draw:layer="layout" svg:width="0.472cm" svg:height="0.139cm" svg:x="8.692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4" draw:layer="layout" svg:width="0.474cm" svg:height="0.139cm" svg:x="8.407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4" draw:layer="layout" svg:width="0.473cm" svg:height="0.139cm" svg:x="9.259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4" draw:layer="layout" svg:width="0.473cm" svg:height="0.139cm" svg:x="8.975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4" draw:layer="layout" svg:width="0.568cm" svg:height="0.139cm" svg:x="9.826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4" draw:layer="layout" svg:width="0.472cm" svg:height="0.139cm" svg:x="9.543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4" draw:layer="layout" svg:width="0.284cm" svg:height="0.139cm" svg:x="10.11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4" draw:layer="layout" svg:width="0.473cm" svg:height="0.139cm" svg:x="8.124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14" draw:layer="layout" svg:width="0.189cm" svg:height="0.139cm" svg:x="8.124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4" draw:layer="layout" svg:width="0.472cm" svg:height="0.139cm" svg:x="8.692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14" draw:layer="layout" svg:width="0.474cm" svg:height="0.139cm" svg:x="8.407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14" draw:layer="layout" svg:width="0.473cm" svg:height="0.139cm" svg:x="9.259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14" draw:layer="layout" svg:width="0.473cm" svg:height="0.139cm" svg:x="8.975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4" draw:layer="layout" svg:width="0.568cm" svg:height="0.139cm" svg:x="9.826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14" draw:layer="layout" svg:width="0.472cm" svg:height="0.139cm" svg:x="9.543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14" draw:layer="layout" svg:width="0.284cm" svg:height="0.139cm" svg:x="10.11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4" draw:layer="layout" svg:width="0.473cm" svg:height="0.14cm" svg:x="8.124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14" draw:layer="layout" svg:width="0.189cm" svg:height="0.138cm" svg:x="8.124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14" draw:layer="layout" svg:width="0.472cm" svg:height="0.14cm" svg:x="8.692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14" draw:layer="layout" svg:width="0.474cm" svg:height="0.138cm" svg:x="8.407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4" draw:layer="layout" svg:width="0.473cm" svg:height="0.14cm" svg:x="9.259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14" draw:layer="layout" svg:width="0.473cm" svg:height="0.138cm" svg:x="8.975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14" draw:layer="layout" svg:width="0.568cm" svg:height="0.14cm" svg:x="9.826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14" draw:layer="layout" svg:width="0.472cm" svg:height="0.138cm" svg:x="9.543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14" draw:layer="layout" svg:width="0.284cm" svg:height="0.138cm" svg:x="10.11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firewall 3">
          <draw:custom-shape draw:style-name="gr79" draw:text-style-name="P14" draw:layer="layout" svg:width="0.473cm" svg:height="0.138cm" svg:x="10.498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14" draw:layer="layout" svg:width="0.189cm" svg:height="0.14cm" svg:x="10.498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4" draw:layer="layout" svg:width="0.472cm" svg:height="0.138cm" svg:x="11.066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4" draw:layer="layout" svg:width="0.474cm" svg:height="0.14cm" svg:x="10.781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4" draw:layer="layout" svg:width="0.473cm" svg:height="0.138cm" svg:x="11.633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14" draw:layer="layout" svg:width="0.473cm" svg:height="0.14cm" svg:x="11.349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4" draw:layer="layout" svg:width="0.568cm" svg:height="0.138cm" svg:x="12.2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14" draw:layer="layout" svg:width="0.472cm" svg:height="0.14cm" svg:x="11.917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4" draw:layer="layout" svg:width="0.284cm" svg:height="0.14cm" svg:x="12.484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8" draw:text-style-name="P14" draw:layer="layout" svg:width="0.473cm" svg:height="0.139cm" svg:x="10.498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14" draw:layer="layout" svg:width="0.189cm" svg:height="0.139cm" svg:x="10.498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14" draw:layer="layout" svg:width="0.472cm" svg:height="0.139cm" svg:x="11.066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4" draw:layer="layout" svg:width="0.474cm" svg:height="0.139cm" svg:x="10.781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14" draw:layer="layout" svg:width="0.473cm" svg:height="0.139cm" svg:x="11.633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14" draw:layer="layout" svg:width="0.473cm" svg:height="0.139cm" svg:x="11.349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14" draw:layer="layout" svg:width="0.568cm" svg:height="0.139cm" svg:x="12.2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14" draw:layer="layout" svg:width="0.472cm" svg:height="0.139cm" svg:x="11.917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4" draw:layer="layout" svg:width="0.284cm" svg:height="0.139cm" svg:x="12.484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14" draw:layer="layout" svg:width="0.473cm" svg:height="0.139cm" svg:x="10.498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14" draw:layer="layout" svg:width="0.189cm" svg:height="0.139cm" svg:x="10.498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14" draw:layer="layout" svg:width="0.472cm" svg:height="0.139cm" svg:x="11.066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14" draw:layer="layout" svg:width="0.474cm" svg:height="0.139cm" svg:x="10.781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4" draw:layer="layout" svg:width="0.473cm" svg:height="0.139cm" svg:x="11.633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14" draw:layer="layout" svg:width="0.473cm" svg:height="0.139cm" svg:x="11.349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4" draw:layer="layout" svg:width="0.568cm" svg:height="0.139cm" svg:x="12.2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4" draw:layer="layout" svg:width="0.472cm" svg:height="0.139cm" svg:x="11.917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4" draw:layer="layout" svg:width="0.284cm" svg:height="0.139cm" svg:x="12.484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4" draw:layer="layout" svg:width="0.473cm" svg:height="0.14cm" svg:x="10.498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14" draw:layer="layout" svg:width="0.189cm" svg:height="0.138cm" svg:x="10.498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14" draw:layer="layout" svg:width="0.472cm" svg:height="0.14cm" svg:x="11.066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14" draw:layer="layout" svg:width="0.474cm" svg:height="0.138cm" svg:x="10.781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14" draw:layer="layout" svg:width="0.473cm" svg:height="0.14cm" svg:x="11.633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14" draw:layer="layout" svg:width="0.473cm" svg:height="0.138cm" svg:x="11.349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14" draw:layer="layout" svg:width="0.568cm" svg:height="0.14cm" svg:x="12.2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4" draw:layer="layout" svg:width="0.472cm" svg:height="0.138cm" svg:x="11.917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4" draw:layer="layout" svg:width="0.284cm" svg:height="0.138cm" svg:x="12.484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firewall 4">
          <draw:custom-shape draw:style-name="gr115" draw:text-style-name="P14" draw:layer="layout" svg:width="0.473cm" svg:height="0.138cm" svg:x="12.872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14" draw:layer="layout" svg:width="0.189cm" svg:height="0.14cm" svg:x="12.872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14" draw:layer="layout" svg:width="0.472cm" svg:height="0.138cm" svg:x="13.4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14" draw:layer="layout" svg:width="0.474cm" svg:height="0.14cm" svg:x="13.155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14" draw:layer="layout" svg:width="0.473cm" svg:height="0.138cm" svg:x="14.007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14" draw:layer="layout" svg:width="0.473cm" svg:height="0.14cm" svg:x="13.723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14" draw:layer="layout" svg:width="0.568cm" svg:height="0.138cm" svg:x="14.57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14" draw:layer="layout" svg:width="0.472cm" svg:height="0.14cm" svg:x="14.291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14" draw:layer="layout" svg:width="0.284cm" svg:height="0.14cm" svg:x="14.858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14" draw:layer="layout" svg:width="0.473cm" svg:height="0.139cm" svg:x="12.872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14" draw:layer="layout" svg:width="0.189cm" svg:height="0.139cm" svg:x="12.872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14" draw:layer="layout" svg:width="0.472cm" svg:height="0.139cm" svg:x="13.44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14" draw:layer="layout" svg:width="0.474cm" svg:height="0.139cm" svg:x="13.155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14" draw:layer="layout" svg:width="0.473cm" svg:height="0.139cm" svg:x="14.007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14" draw:layer="layout" svg:width="0.473cm" svg:height="0.139cm" svg:x="13.723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14" draw:layer="layout" svg:width="0.568cm" svg:height="0.139cm" svg:x="14.574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14" draw:layer="layout" svg:width="0.472cm" svg:height="0.139cm" svg:x="14.291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14" draw:layer="layout" svg:width="0.284cm" svg:height="0.139cm" svg:x="14.858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3" draw:text-style-name="P14" draw:layer="layout" svg:width="0.473cm" svg:height="0.139cm" svg:x="12.872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14" draw:layer="layout" svg:width="0.189cm" svg:height="0.139cm" svg:x="12.872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14" draw:layer="layout" svg:width="0.472cm" svg:height="0.139cm" svg:x="13.44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6" draw:text-style-name="P14" draw:layer="layout" svg:width="0.474cm" svg:height="0.139cm" svg:x="13.155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7" draw:text-style-name="P14" draw:layer="layout" svg:width="0.473cm" svg:height="0.139cm" svg:x="14.007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8" draw:text-style-name="P14" draw:layer="layout" svg:width="0.473cm" svg:height="0.139cm" svg:x="13.723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9" draw:text-style-name="P14" draw:layer="layout" svg:width="0.568cm" svg:height="0.139cm" svg:x="14.574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0" draw:text-style-name="P14" draw:layer="layout" svg:width="0.472cm" svg:height="0.139cm" svg:x="14.291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1" draw:text-style-name="P14" draw:layer="layout" svg:width="0.284cm" svg:height="0.139cm" svg:x="14.858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2" draw:text-style-name="P14" draw:layer="layout" svg:width="0.473cm" svg:height="0.14cm" svg:x="12.872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3" draw:text-style-name="P14" draw:layer="layout" svg:width="0.189cm" svg:height="0.138cm" svg:x="12.872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14" draw:layer="layout" svg:width="0.472cm" svg:height="0.14cm" svg:x="13.44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14" draw:layer="layout" svg:width="0.474cm" svg:height="0.138cm" svg:x="13.155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6" draw:text-style-name="P14" draw:layer="layout" svg:width="0.473cm" svg:height="0.14cm" svg:x="14.007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7" draw:text-style-name="P14" draw:layer="layout" svg:width="0.473cm" svg:height="0.138cm" svg:x="13.723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14" draw:layer="layout" svg:width="0.568cm" svg:height="0.14cm" svg:x="14.574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14" draw:layer="layout" svg:width="0.472cm" svg:height="0.138cm" svg:x="14.291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14" draw:layer="layout" svg:width="0.284cm" svg:height="0.138cm" svg:x="14.858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firewall 5">
          <draw:custom-shape draw:style-name="gr151" draw:text-style-name="P14" draw:layer="layout" svg:width="0.473cm" svg:height="0.138cm" svg:x="15.246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2" draw:text-style-name="P14" draw:layer="layout" svg:width="0.189cm" svg:height="0.14cm" svg:x="15.246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3" draw:text-style-name="P14" draw:layer="layout" svg:width="0.472cm" svg:height="0.138cm" svg:x="15.81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4" draw:layer="layout" svg:width="0.474cm" svg:height="0.14cm" svg:x="15.529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5" draw:text-style-name="P14" draw:layer="layout" svg:width="0.473cm" svg:height="0.138cm" svg:x="16.381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14" draw:layer="layout" svg:width="0.473cm" svg:height="0.14cm" svg:x="16.097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7" draw:text-style-name="P14" draw:layer="layout" svg:width="0.568cm" svg:height="0.138cm" svg:x="16.948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4" draw:layer="layout" svg:width="0.472cm" svg:height="0.14cm" svg:x="16.665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9" draw:text-style-name="P14" draw:layer="layout" svg:width="0.284cm" svg:height="0.14cm" svg:x="17.232cm" svg:y="5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0" draw:text-style-name="P14" draw:layer="layout" svg:width="0.473cm" svg:height="0.139cm" svg:x="15.246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4" draw:layer="layout" svg:width="0.189cm" svg:height="0.139cm" svg:x="15.246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2" draw:text-style-name="P14" draw:layer="layout" svg:width="0.472cm" svg:height="0.139cm" svg:x="15.814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4" draw:layer="layout" svg:width="0.474cm" svg:height="0.139cm" svg:x="15.529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4" draw:text-style-name="P14" draw:layer="layout" svg:width="0.473cm" svg:height="0.139cm" svg:x="16.381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5" draw:text-style-name="P14" draw:layer="layout" svg:width="0.473cm" svg:height="0.139cm" svg:x="16.097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6" draw:text-style-name="P14" draw:layer="layout" svg:width="0.568cm" svg:height="0.139cm" svg:x="16.948cm" svg:y="6.0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7" draw:text-style-name="P14" draw:layer="layout" svg:width="0.472cm" svg:height="0.139cm" svg:x="16.665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14" draw:layer="layout" svg:width="0.284cm" svg:height="0.139cm" svg:x="17.232cm" svg:y="6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9" draw:text-style-name="P14" draw:layer="layout" svg:width="0.473cm" svg:height="0.139cm" svg:x="15.246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14" draw:layer="layout" svg:width="0.189cm" svg:height="0.139cm" svg:x="15.246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1" draw:text-style-name="P14" draw:layer="layout" svg:width="0.472cm" svg:height="0.139cm" svg:x="15.814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2" draw:text-style-name="P14" draw:layer="layout" svg:width="0.474cm" svg:height="0.139cm" svg:x="15.529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3" draw:text-style-name="P14" draw:layer="layout" svg:width="0.473cm" svg:height="0.139cm" svg:x="16.381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4" draw:text-style-name="P14" draw:layer="layout" svg:width="0.473cm" svg:height="0.139cm" svg:x="16.097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5" draw:text-style-name="P14" draw:layer="layout" svg:width="0.568cm" svg:height="0.139cm" svg:x="16.948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6" draw:text-style-name="P14" draw:layer="layout" svg:width="0.472cm" svg:height="0.139cm" svg:x="16.665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14" draw:layer="layout" svg:width="0.284cm" svg:height="0.139cm" svg:x="17.232cm" svg:y="6.6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8" draw:text-style-name="P14" draw:layer="layout" svg:width="0.473cm" svg:height="0.14cm" svg:x="15.246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9" draw:text-style-name="P14" draw:layer="layout" svg:width="0.189cm" svg:height="0.138cm" svg:x="15.246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0" draw:text-style-name="P14" draw:layer="layout" svg:width="0.472cm" svg:height="0.14cm" svg:x="15.814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1" draw:text-style-name="P14" draw:layer="layout" svg:width="0.474cm" svg:height="0.138cm" svg:x="15.529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14" draw:layer="layout" svg:width="0.473cm" svg:height="0.14cm" svg:x="16.381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3" draw:text-style-name="P14" draw:layer="layout" svg:width="0.473cm" svg:height="0.138cm" svg:x="16.097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4" draw:text-style-name="P14" draw:layer="layout" svg:width="0.568cm" svg:height="0.14cm" svg:x="16.948cm" svg:y="6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14" draw:layer="layout" svg:width="0.472cm" svg:height="0.138cm" svg:x="16.665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6" draw:text-style-name="P14" draw:layer="layout" svg:width="0.284cm" svg:height="0.138cm" svg:x="17.232cm" svg:y="7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87" draw:text-style-name="P12" draw:layer="layout" svg:width="3.45cm" svg:height="1.199cm" svg:x="1.126cm" svg:y="5.824cm">
          <draw:text-box>
            <text:p text:style-name="P11"><text:span text:style-name="T6">Межсетевой экран</text:span></text:p>
          </draw:text-box>
        </draw:frame>
        <draw:frame draw:style-name="gr188" draw:text-style-name="P10" draw:layer="layout" svg:width="13.65cm" svg:height="0.838cm" svg:x="4.889cm" svg:y="4.362cm">
          <draw:text-box>
            <text:p text:style-name="P7"><text:span text:style-name="T5">Корпоративные системы</text:span></text:p>
          </draw:text-box>
        </draw:frame>
        <draw:frame draw:style-name="gr2" draw:text-style-name="P12" draw:layer="layout" svg:width="3.45cm" svg:height="0.806cm" svg:x="1.139cm" svg:y="4.424cm">
          <draw:text-box>
            <text:p text:style-name="P11"><text:span text:style-name="T6">УРОВЕНЬ 4</text:span></text:p>
          </draw:text-box>
        </draw:frame>
        <draw:circle draw:style-name="gr189" draw:text-style-name="P15" draw:layer="layout" svg:width="0.1cm" svg:height="0.1cm" draw:transform="rotate (-1.5707963267949) translate (19.141cm 10.223cm)">
          <text:p/>
        </draw:circle>
        <draw:line draw:style-name="gr190" draw:text-style-name="P15" draw:layer="layout" svg:x1="19.091cm" svg:y1="9.839cm" svg:x2="19.093cm" svg:y2="10.256cm">
          <text:p/>
        </draw:line>
        <draw:circle draw:style-name="gr191" draw:text-style-name="P15" draw:layer="layout" svg:width="0.1cm" svg:height="0.1cm" draw:transform="rotate (-1.5707963267949) translate (19.141cm 10.723cm)">
          <text:p/>
        </draw:circle>
        <draw:line draw:style-name="gr192" draw:text-style-name="P15" draw:layer="layout" svg:x1="19.091cm" svg:y1="10.339cm" svg:x2="19.093cm" svg:y2="10.756cm">
          <text:p/>
        </draw:line>
        <draw:line draw:style-name="gr193" draw:text-style-name="P15" draw:layer="layout" svg:x1="19.091cm" svg:y1="10.84cm" svg:x2="19.093cm" svg:y2="11.257cm">
          <text:p/>
        </draw:line>
        <draw:circle draw:style-name="gr194" draw:text-style-name="P15" draw:layer="layout" svg:width="0.1cm" svg:height="0.1cm" draw:transform="rotate (-1.5707963267949) translate (19.141cm 11.223cm)">
          <text:p/>
        </draw:circle>
        <draw:line draw:style-name="gr195" draw:text-style-name="P15" draw:layer="layout" svg:x1="19.091cm" svg:y1="11.34cm" svg:x2="19.093cm" svg:y2="11.757cm">
          <text:p/>
        </draw:line>
        <draw:circle draw:style-name="gr196" draw:text-style-name="P15" draw:layer="layout" svg:width="0.1cm" svg:height="0.1cm" draw:transform="rotate (-1.5707963267949) translate (19.141cm 11.723cm)">
          <text:p/>
        </draw:circle>
        <draw:line draw:style-name="gr197" draw:text-style-name="P15" draw:layer="layout" svg:x1="19.091cm" svg:y1="11.84cm" svg:x2="19.093cm" svg:y2="12.257cm">
          <text:p/>
        </draw:line>
        <draw:line draw:style-name="gr198" draw:text-style-name="P15" draw:layer="layout" svg:x1="18.9cm" svg:y1="10.95cm" svg:x2="18.905cm" svg:y2="12.238cm">
          <text:p/>
        </draw:line>
        <draw:line draw:style-name="gr199" draw:text-style-name="P9" draw:layer="layout" svg:x1="19.292cm" svg:y1="10.2cm" svg:x2="19.292cm" svg:y2="4.7cm">
          <text:p/>
        </draw:line>
        <draw:line draw:style-name="gr200" draw:text-style-name="P9" draw:layer="layout" svg:x1="1.6cm" svg:y1="13.863cm" svg:x2="6.35cm" svg:y2="13.863cm">
          <text:p/>
        </draw:line>
        <draw:circle draw:style-name="gr201" draw:text-style-name="P15" draw:layer="layout" svg:width="0.1cm" svg:height="0.1cm" svg:x="8.453cm" svg:y="13.816cm">
          <text:p/>
        </draw:circle>
        <draw:line draw:style-name="gr202" draw:text-style-name="P15" draw:layer="layout" svg:x1="8.114cm" svg:y1="13.866cm" svg:x2="8.46cm" svg:y2="13.864cm">
          <text:p/>
        </draw:line>
        <draw:circle draw:style-name="gr203" draw:text-style-name="P15" draw:layer="layout" svg:width="0.1cm" svg:height="0.1cm" svg:x="8.899cm" svg:y="13.814cm">
          <text:p/>
        </draw:circle>
        <draw:line draw:style-name="gr204" draw:text-style-name="P15" draw:layer="layout" svg:x1="8.538cm" svg:y1="13.864cm" svg:x2="8.884cm" svg:y2="13.862cm">
          <text:p/>
        </draw:line>
        <draw:circle draw:style-name="gr205" draw:text-style-name="P15" draw:layer="layout" svg:width="0.1cm" svg:height="0.1cm" svg:x="9.4cm" svg:y="13.814cm">
          <text:p/>
        </draw:circle>
        <draw:line draw:style-name="gr206" draw:text-style-name="P15" draw:layer="layout" svg:x1="9.016cm" svg:y1="13.864cm" svg:x2="9.433cm" svg:y2="13.862cm">
          <text:p/>
        </draw:line>
        <draw:circle draw:style-name="gr207" draw:text-style-name="P15" draw:layer="layout" svg:width="0.1cm" svg:height="0.1cm" svg:x="9.9cm" svg:y="13.814cm">
          <text:p/>
        </draw:circle>
        <draw:line draw:style-name="gr208" draw:text-style-name="P15" draw:layer="layout" svg:x1="9.516cm" svg:y1="13.864cm" svg:x2="9.933cm" svg:y2="13.862cm">
          <text:p/>
        </draw:line>
        <draw:circle draw:style-name="gr209" draw:text-style-name="P15" draw:layer="layout" svg:width="0.1cm" svg:height="0.1cm" svg:x="10.4cm" svg:y="13.814cm">
          <text:p/>
        </draw:circle>
        <draw:line draw:style-name="gr210" draw:text-style-name="P15" draw:layer="layout" svg:x1="10.016cm" svg:y1="13.864cm" svg:x2="10.433cm" svg:y2="13.862cm">
          <text:p/>
        </draw:line>
        <draw:circle draw:style-name="gr211" draw:text-style-name="P15" draw:layer="layout" svg:width="0.1cm" svg:height="0.1cm" svg:x="10.9cm" svg:y="13.814cm">
          <text:p/>
        </draw:circle>
        <draw:line draw:style-name="gr212" draw:text-style-name="P15" draw:layer="layout" svg:x1="10.516cm" svg:y1="13.864cm" svg:x2="10.933cm" svg:y2="13.862cm">
          <text:p/>
        </draw:line>
        <draw:circle draw:style-name="gr213" draw:text-style-name="P15" draw:layer="layout" svg:width="0.1cm" svg:height="0.1cm" svg:x="11.4cm" svg:y="13.814cm">
          <text:p/>
        </draw:circle>
        <draw:line draw:style-name="gr214" draw:text-style-name="P15" draw:layer="layout" svg:x1="11.016cm" svg:y1="13.864cm" svg:x2="11.433cm" svg:y2="13.862cm">
          <text:p/>
        </draw:line>
        <draw:line draw:style-name="gr215" draw:text-style-name="P15" draw:layer="layout" svg:x1="11.517cm" svg:y1="13.864cm" svg:x2="11.934cm" svg:y2="13.862cm">
          <text:p/>
        </draw:line>
        <draw:frame draw:style-name="gr216" draw:text-style-name="P18" draw:layer="layout" svg:width="6.5cm" svg:height="1.827cm" svg:x="0.7cm" svg:y="13.048cm">
          <draw:text-box>
            <text:p text:style-name="P16"><text:span text:style-name="T8">полевая сигнальная шина</text:span></text:p>
            <text:p text:style-name="P16"><text:span text:style-name="T9">электрический сигнал</text:span></text:p>
            <text:p text:style-name="P17"><text:span text:style-name="T9">(аналоговый, дискретный)</text:span></text:p>
          </draw:text-box>
        </draw:frame>
        <draw:circle draw:style-name="gr217" draw:text-style-name="P15" draw:layer="layout" svg:width="0.1cm" svg:height="0.1cm" svg:x="11.9cm" svg:y="13.814cm">
          <text:p/>
        </draw:circle>
        <draw:line draw:style-name="gr218" draw:text-style-name="P15" draw:layer="layout" svg:x1="12.017cm" svg:y1="13.864cm" svg:x2="12.434cm" svg:y2="13.862cm">
          <text:p/>
        </draw:line>
        <draw:circle draw:style-name="gr219" draw:text-style-name="P15" draw:layer="layout" svg:width="0.1cm" svg:height="0.1cm" svg:x="12.4cm" svg:y="13.814cm">
          <text:p/>
        </draw:circle>
        <draw:line draw:style-name="gr220" draw:text-style-name="P15" draw:layer="layout" svg:x1="12.517cm" svg:y1="13.864cm" svg:x2="12.934cm" svg:y2="13.862cm">
          <text:p/>
        </draw:line>
        <draw:circle draw:style-name="gr221" draw:text-style-name="P15" draw:layer="layout" svg:width="0.1cm" svg:height="0.1cm" draw:transform="rotate (-1.5707963267949) translate (19.141cm 9.223cm)">
          <text:p/>
        </draw:circle>
        <draw:line draw:style-name="gr222" draw:text-style-name="P15" draw:layer="layout" svg:x1="19.091cm" svg:y1="8.839cm" svg:x2="19.093cm" svg:y2="9.256cm">
          <text:p/>
        </draw:line>
        <draw:circle draw:style-name="gr223" draw:text-style-name="P15" draw:layer="layout" svg:width="0.1cm" svg:height="0.1cm" draw:transform="rotate (-1.5707963267949) translate (19.141cm 9.723cm)">
          <text:p/>
        </draw:circle>
        <draw:line draw:style-name="gr224" draw:text-style-name="P15" draw:layer="layout" svg:x1="19.091cm" svg:y1="9.339cm" svg:x2="19.093cm" svg:y2="9.756cm">
          <text:p/>
        </draw:line>
        <draw:frame draw:style-name="gr216" draw:text-style-name="P18" draw:layer="layout" svg:width="6.5cm" svg:height="1.827cm" svg:x="7.288cm" svg:y="13.069cm">
          <draw:text-box>
            <text:p text:style-name="P16"><text:span text:style-name="T8">технологическая сеть</text:span></text:p>
            <text:p text:style-name="P16"><text:span text:style-name="T10">цифровой сигнал</text:span></text:p>
            <text:p text:style-name="P17"><text:span text:style-name="T9">(HART, RS, ETHERNET)</text:span></text:p>
          </draw:text-box>
        </draw:frame>
        <draw:line draw:style-name="gr199" draw:text-style-name="P9" draw:layer="layout" svg:x1="14.583cm" svg:y1="13.886cm" svg:x2="19.446cm" svg:y2="13.886cm">
          <text:p/>
        </draw:line>
        <draw:frame draw:style-name="gr216" draw:text-style-name="P18" draw:layer="layout" svg:width="6.5cm" svg:height="1.827cm" svg:x="13.788cm" svg:y="13.07cm">
          <draw:text-box>
            <text:p text:style-name="P16"><text:span text:style-name="T8">корпоративная сеть</text:span></text:p>
            <text:p text:style-name="P16"><text:span text:style-name="T10">цифровой сигнал</text:span></text:p>
            <text:p text:style-name="P17"><text:span text:style-name="T9">(ETHERNET)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А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ВВЕДЕНИЕ</text:span></text:p>
          </draw:text-box>
        </draw:frame>
        <draw:frame draw:style-name="gr225" draw:text-style-name="P21" draw:layer="layout" svg:width="19cm" svg:height="11.696cm" svg:x="1cm" svg:y="15.852cm">
          <draw:text-box>
            <text:p text:style-name="P19"><text:span text:style-name="T11">Уровень 0</text:span></text:p>
            <text:list text:style-name="L1">
              <text:list-item>
                <text:p text:style-name="P19"><text:span text:style-name="T4">комплекс технологического оборудования</text:span></text:p>
                <text:p text:style-name="P19"><text:span text:style-name="T5">датчики, исполнительные механизмы, технологическое оборудование вцелом</text:span></text:p>
                <text:p text:style-name="P19"><text:span text:style-name="T5">полевая шина: 4-20 мА, 0-24 В, 0-220 В, HART, ModBus RTU, ProfiBus, FieldBus</text:span></text:p>
              </text:list-item>
            </text:list>
            <text:p text:style-name="P19"><text:span text:style-name="T11"/></text:p>
            <text:p text:style-name="P19"><text:span text:style-name="T11">Уровень 1</text:span></text:p>
            <text:list text:continue-numbering="true" text:style-name="L1">
              <text:list-item>
                <text:p text:style-name="P19"><text:span text:style-name="T4">комплекс систем управления и противоаварийной защиты </text:span></text:p>
                <text:p text:style-name="P19"><text:span text:style-name="T5">ПЛК, станции В/В, пр.</text:span></text:p>
                <text:p text:style-name="P19"><text:span text:style-name="T5">цифровая шина: ModBus RTU/TCP, ProfiBus, ProfiNet, FieldBus, PC Link, OPC</text:span></text:p>
              </text:list-item>
            </text:list>
            <text:p text:style-name="P19"><text:span text:style-name="T4"/></text:p>
            <text:p text:style-name="P19"><text:span text:style-name="T11">Уровень 2</text:span></text:p>
            <text:list text:continue-numbering="true" text:style-name="L1">
              <text:list-item>
                <text:p text:style-name="P19"><text:span text:style-name="T4">комплекс систем диспетчеризации</text:span></text:p>
                <text:p text:style-name="P19"><text:span text:style-name="T5">сенсорные панели, мониторы, SCADA</text:span></text:p>
                <text:p text:style-name="P20"><text:span text:style-name="T12">цифровая шина: </text:span><text:span text:style-name="T5">ModBus RTU/TCP, ProfiBus, ProfiNet, FieldBus, PC Link, OPC</text:span></text:p>
              </text:list-item>
            </text:list>
            <text:p text:style-name="P19"><text:span text:style-name="T4"/></text:p>
            <text:p text:style-name="P19"><text:span text:style-name="T11">Уровень 3</text:span></text:p>
            <text:list text:continue-numbering="true" text:style-name="L1">
              <text:list-item>
                <text:p text:style-name="P19"><text:span text:style-name="T4">комплекс систем безопасности, архивирования</text:span></text:p>
                <text:p text:style-name="P19"><text:span text:style-name="T5">сервер баз данных и резервирования, контроллер домена, антивирусное ПО</text:span></text:p>
                <text:p text:style-name="P19"><text:span text:style-name="T5">цифровая сеть: TCP/IP</text:span></text:p>
              </text:list-item>
            </text:list>
            <text:p text:style-name="P19"><text:span text:style-name="T11"/></text:p>
            <text:p text:style-name="P19"><text:span text:style-name="T5">где, комплекс - это аппаратно-программный комплекс (оборудование + ПО)</text:span></text:p>
          </draw:text-box>
        </draw:frame>
        <draw:frame draw:style-name="gr2" draw:text-style-name="P22" draw:layer="layout" svg:width="19cm" svg:height="0.806cm" svg:x="1cm" svg:y="3cm">
          <draw:text-box>
            <text:p text:style-name="P4"><text:span text:style-name="T13">Многоуровневая структурная схема</text:span></text:p>
          </draw:text-box>
        </draw:frame>
      </draw:page>
      <draw:page draw:name="ВВЕДЕНИЕ (2)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А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ВВЕДЕНИЕ</text:span></text:p>
          </draw:text-box>
        </draw:frame>
        <draw:frame draw:style-name="gr226" draw:text-style-name="P21" draw:layer="layout" svg:width="19cm" svg:height="10.061cm" svg:x="1cm" svg:y="3.152cm">
          <draw:text-box>
            <text:p text:style-name="P19"><text:span text:style-name="T11">Межсетевой экран</text:span></text:p>
            <text:list text:style-name="L1">
              <text:list-item>
                <text:p text:style-name="P19"><text:span text:style-name="T4">для безопасного разделения технологической и корпоративной сетей</text:span></text:p>
                <text:p text:style-name="P20"><text:span text:style-name="T5">цифровая сеть: TCP/IP</text:span></text:p>
              </text:list-item>
            </text:list>
            <text:p text:style-name="P19"><text:span text:style-name="T4"/></text:p>
            <text:p text:style-name="P19"><text:span text:style-name="T11">Уровень 4</text:span></text:p>
            <text:list text:continue-numbering="true" text:style-name="L1">
              <text:list-item>
                <text:p text:style-name="P20"><text:span text:style-name="T4">комплекс корпоративных систем</text:span></text:p>
                <text:p text:style-name="P20"><text:span text:style-name="T5">ERP, MES, бизнес-анатилика</text:span></text:p>
                <text:p text:style-name="P20"><text:span text:style-name="T5">цифровая сеть: TCP/IP</text:span></text:p>
              </text:list-item>
            </text:list>
            <text:p text:style-name="P20"><text:span text:style-name="T14"/></text:p>
            <text:p text:style-name="P20"><text:span text:style-name="T14"/></text:p>
            <text:p text:style-name="P20"><text:span text:style-name="T14">Критерии надежности для промышленных объектов диктуют применение:</text:span></text:p>
            <text:list text:continue-numbering="true" text:style-name="L1">
              <text:list-item>
                <text:p text:style-name="P20"><text:span text:style-name="T14">программируемых логических контроллеров</text:span></text:p>
              </text:list-item>
              <text:list-item>
                <text:p text:style-name="P20"><text:span text:style-name="T14">или распределенных систем управления с различной степенью резервирования</text:span></text:p>
              </text:list-item>
            </text:list>
            <text:p text:style-name="P20"><text:span text:style-name="T14"/></text:p>
            <text:p text:style-name="P20"><text:span text:style-name="T14">Выделяют следующие базовые архитектуры АСУ ТП:</text:span></text:p>
            <text:list text:continue-numbering="true" text:style-name="L1">
              <text:list-item>
                <text:p text:style-name="P20"><text:span text:style-name="T14">локальная система управления</text:span></text:p>
              </text:list-item>
              <text:list-item>
                <text:p text:style-name="P20"><text:span text:style-name="T14">централизованная система управления</text:span></text:p>
              </text:list-item>
              <text:list-item>
                <text:p text:style-name="P20"><text:span text:style-name="T14">распределенная система управления</text:span></text:p>
              </text:list-item>
            </text:list>
          </draw:text-box>
        </draw:frame>
      </draw:page>
      <draw:page draw:name="ЛОКАЛЬНАЯ СИСТЕМА УПРАВЛЕНИЯ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custom-shape draw:style-name="gr227" draw:text-style-name="P9" draw:layer="layout" svg:width="17.5cm" svg:height="3.5cm" svg:x="1.75cm" svg:y="3.25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7.5cm" svg:height="0.806cm" svg:x="1.75cm" svg:y="3.372cm">
          <draw:text-box>
            <text:p text:style-name="P7"><text:span text:style-name="T7">ДИСПЕТЧЕРСКАЯ</text:span></text:p>
          </draw:text-box>
        </draw:frame>
        <draw:custom-shape draw:style-name="gr228" draw:text-style-name="P9" draw:layer="layout" svg:width="17.5cm" svg:height="5.048cm" svg:x="1.75cm" svg:y="7.352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7.5cm" svg:height="0.806cm" svg:x="1.75cm" svg:y="11.448cm">
          <draw:text-box>
            <text:p text:style-name="P7"><text:span text:style-name="T7">ОБЪЕКТ УПРАВЛЕНИЯ</text:span></text:p>
          </draw:text-box>
        </draw:frame>
        <draw:frame draw:style-name="gr229" draw:text-style-name="P10" draw:layer="layout" svg:width="4cm" svg:height="1.699cm" svg:x="8.5cm" svg:y="4.449cm">
          <draw:text-box>
            <text:p text:style-name="P7"><text:span text:style-name="T5">станция Оператора</text:span></text:p>
          </draw:text-box>
        </draw:frame>
        <draw:frame draw:style-name="gr230" draw:text-style-name="P10" xml:id="id1" draw:id="id1" draw:layer="layout" svg:width="4cm" svg:height="1.198cm" svg:x="8.5cm" svg:y="7.977cm">
          <draw:text-box>
            <text:p text:style-name="P7"><text:span text:style-name="T5">ПЛК</text:span></text:p>
          </draw:text-box>
        </draw:frame>
        <draw:frame draw:style-name="gr231" draw:text-style-name="P10" xml:id="id3" draw:id="id3" draw:layer="layout" svg:width="3.75cm" svg:height="1.249cm" svg:x="5cm" svg:y="9.771cm">
          <draw:text-box>
            <text:p text:style-name="P7"><text:span text:style-name="T5">датчики</text:span></text:p>
          </draw:text-box>
        </draw:frame>
        <draw:frame draw:style-name="gr231" draw:text-style-name="P10" xml:id="id4" draw:id="id4" draw:layer="layout" svg:width="4.05cm" svg:height="1.249cm" svg:x="12.2cm" svg:y="9.772cm">
          <draw:text-box>
            <text:p text:style-name="P7"><text:span text:style-name="T5">исполнительные механизмы</text:span></text:p>
          </draw:text-box>
        </draw:frame>
        <draw:frame draw:style-name="gr231" draw:text-style-name="P10" xml:id="id2" draw:id="id2" draw:layer="layout" svg:width="3cm" svg:height="1.249cm" svg:x="13.25cm" svg:y="7.946cm">
          <draw:text-box>
            <text:p text:style-name="P7"><text:span text:style-name="T5">интерфейс Оператора</text:span></text:p>
          </draw:text-box>
        </draw:frame>
        <draw:connector draw:style-name="gr232" draw:text-style-name="P9" draw:layer="layout" draw:type="line" svg:x1="12.5cm" svg:y1="8.576cm" svg:x2="13.25cm" svg:y2="8.57cm" draw:start-shape="id1" draw:start-glue-point="1" draw:end-shape="id2" draw:end-glue-point="3" svg:d="M12500 8576l750-6" svg:viewBox="0 0 751 7">
          <text:p/>
        </draw:connector>
        <draw:connector draw:style-name="gr233" draw:text-style-name="P9" draw:layer="layout" svg:x1="6.875cm" svg:y1="9.771cm" svg:x2="8.5cm" svg:y2="8.576cm" draw:start-shape="id3" draw:start-glue-point="0" draw:end-shape="id1" draw:end-glue-point="3" svg:d="M6875 9771v-1195h1625" svg:viewBox="0 0 1626 1196">
          <text:p/>
        </draw:connector>
        <draw:connector draw:style-name="gr234" draw:text-style-name="P9" draw:layer="layout" svg:x1="10.5cm" svg:y1="9.175cm" svg:x2="12.2cm" svg:y2="10.396cm" draw:start-shape="id1" draw:start-glue-point="2" draw:end-shape="id4" draw:end-glue-point="3" svg:d="M10500 9175v1221h1700" svg:viewBox="0 0 1701 1222">
          <text:p/>
        </draw:connector>
        <draw:frame draw:style-name="gr235" draw:text-style-name="P21" draw:layer="layout" svg:width="19cm" svg:height="15.511cm" svg:x="1cm" svg:y="12.95cm">
          <draw:text-box>
            <text:p text:style-name="P19"><text:span text:style-name="T11">Датчики, Исполнительные механизмы</text:span></text:p>
            <text:list text:style-name="L1">
              <text:list-item>
                <text:p text:style-name="P19"><text:span text:style-name="T4">находятся в непосредственной близости от Объекта управления</text:span></text:p>
              </text:list-item>
              <text:list-item>
                <text:p text:style-name="P19"><text:span text:style-name="T4">подключены к одному ПЛК</text:span></text:p>
              </text:list-item>
            </text:list>
            <text:p text:style-name="P19"><text:span text:style-name="T4"/></text:p>
            <text:p text:style-name="P19"><text:span text:style-name="T11">ПЛК</text:span></text:p>
            <text:list text:continue-numbering="true" text:style-name="L1">
              <text:list-item>
                <text:p text:style-name="P19"><text:span text:style-name="T4">находится в непосредственной близости от Объекта управления</text:span></text:p>
              </text:list-item>
              <text:list-item>
                <text:p text:style-name="P19"><text:span text:style-name="T4">управляет одним Объектом управления</text:span></text:p>
              </text:list-item>
            </text:list>
            <text:p text:style-name="P19"><text:span text:style-name="T4"/></text:p>
            <text:p text:style-name="P19"><text:span text:style-name="T11">Интерфейс Оператора (местный)</text:span></text:p>
            <text:list text:continue-numbering="true" text:style-name="L1">
              <text:list-item>
                <text:p text:style-name="P19"><text:span text:style-name="T4">находится в непосредственной близости от ПЛК</text:span></text:p>
              </text:list-item>
              <text:list-item>
                <text:p text:style-name="P19"><text:span text:style-name="T4">кнопки, переключатели, световая индикация, сенсорная панель управления</text:span></text:p>
                <text:p text:style-name="P19"><text:span text:style-name="T5">(например, встроенные в шкаф управления)</text:span></text:p>
              </text:list-item>
              <text:list-item>
                <text:p text:style-name="P19"><text:span text:style-name="T4">для настройки и мониторинга работы системы управления</text:span></text:p>
              </text:list-item>
              <text:list-item>
                <text:p text:style-name="P19"><text:span text:style-name="T4">связь с Объектом управления через ПЛК или электрические схемы</text:span></text:p>
              </text:list-item>
            </text:list>
            <text:p text:style-name="P19"><text:span text:style-name="T4"/></text:p>
            <text:p text:style-name="P19"><text:span text:style-name="T11">Станция Оператора (удаленная)</text:span></text:p>
            <text:list text:continue-numbering="true" text:style-name="L1">
              <text:list-item>
                <text:p text:style-name="P19"><text:span text:style-name="T4">находится в общей Диспетчерской, которая удалена от Объекта управления</text:span></text:p>
              </text:list-item>
              <text:list-item>
                <text:p text:style-name="P19"><text:span text:style-name="T4">система диспетчеризации (SCADA)</text:span></text:p>
              </text:list-item>
              <text:list-item>
                <text:p text:style-name="P19"><text:span text:style-name="T4">для настройки и мониторинга работы системы управления</text:span></text:p>
              </text:list-item>
              <text:list-item>
                <text:p text:style-name="P19"><text:span text:style-name="T4">связь с Объектом управления через ПЛК по цифровым линиям связи</text:span></text:p>
                <text:p text:style-name="P19"><text:span text:style-name="T5">(RS-485, ETHERNET)</text:span></text:p>
              </text:list-item>
            </text:list>
            <text:p text:style-name="P19"><text:span text:style-name="T4"/></text:p>
            <text:p text:style-name="P19"><text:span text:style-name="T4">+ Местный интерфейс дает преимущество при устранении неполадок в системе</text:span></text:p>
            <text:p text:style-name="P19"><text:span text:style-name="T4">- <text:s/>Для реагирования на непредвиденные ситуации необходимо перемещение по Объекту</text:span></text:p>
            <text:p text:style-name="P19"><text:span text:style-name="T4"/></text:p>
            <text:p text:style-name="P19"><text:span text:style-name="T15">Примеры</text:span></text:p>
            <text:p text:style-name="P19"><text:span text:style-name="T4">Электропривод с панелью управления, Насос с панелью управления, Нагревательный котел с панелью управления, Компрессор с панелью управления</text:span></text:p>
          </draw:text-box>
        </draw:frame>
        <draw:circle draw:style-name="gr236" draw:text-style-name="P15" draw:layer="layout" svg:width="0.1cm" svg:height="0.1cm" draw:transform="rotate (-1.5707963267949) translate (10.548cm 6.503cm)">
          <text:p/>
        </draw:circle>
        <draw:line draw:style-name="gr237" draw:text-style-name="P15" draw:layer="layout" svg:x1="10.498cm" svg:y1="6.164cm" svg:x2="10.5cm" svg:y2="6.51cm">
          <text:p/>
        </draw:line>
        <draw:circle draw:style-name="gr238" draw:text-style-name="P15" draw:layer="layout" svg:width="0.1cm" svg:height="0.1cm" draw:transform="rotate (-1.5707963267949) translate (10.55cm 6.949cm)">
          <text:p/>
        </draw:circle>
        <draw:line draw:style-name="gr239" draw:text-style-name="P15" draw:layer="layout" svg:x1="10.5cm" svg:y1="6.588cm" svg:x2="10.502cm" svg:y2="6.934cm">
          <text:p/>
        </draw:line>
        <draw:circle draw:style-name="gr240" draw:text-style-name="P15" draw:layer="layout" svg:width="0.1cm" svg:height="0.1cm" draw:transform="rotate (-1.5707963267949) translate (10.55cm 7.45cm)">
          <text:p/>
        </draw:circle>
        <draw:line draw:style-name="gr241" draw:text-style-name="P15" draw:layer="layout" svg:x1="10.5cm" svg:y1="7.066cm" svg:x2="10.502cm" svg:y2="7.483cm">
          <text:p/>
        </draw:line>
        <draw:line draw:style-name="gr242" draw:text-style-name="P15" draw:layer="layout" svg:x1="10.5cm" svg:y1="7.522cm" svg:x2="10.502cm" svg:y2="7.939cm">
          <text:p/>
        </draw:lin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А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ЛОКАЛЬНАЯ СИСТЕМА УПРАВЛЕНИЯ</text:span></text:p>
          </draw:text-box>
        </draw:frame>
      </draw:page>
      <draw:page draw:name="ЦЕНТРАЛИЗОВАННАЯ СИСТЕМА УПРАВЛЕНИЯ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custom-shape draw:style-name="gr227" draw:text-style-name="P9" draw:layer="layout" svg:width="17.5cm" svg:height="3.5cm" svg:x="1.75cm" svg:y="3.35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7.5cm" svg:height="0.806cm" svg:x="1.75cm" svg:y="3.472cm">
          <draw:text-box>
            <text:p text:style-name="P7"><text:span text:style-name="T7">ДИСПЕТЧЕРСКАЯ</text:span></text:p>
          </draw:text-box>
        </draw:frame>
        <draw:custom-shape draw:style-name="gr243" draw:text-style-name="P9" draw:layer="layout" svg:width="8.5cm" svg:height="2.948cm" svg:x="1.75cm" svg:y="7.852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8.5cm" svg:height="0.806cm" svg:x="1.75cm" svg:y="9.848cm">
          <draw:text-box>
            <text:p text:style-name="P7"><text:span text:style-name="T7">ОБЪЕКТ УПРАВЛЕНИЯ 1</text:span></text:p>
          </draw:text-box>
        </draw:frame>
        <draw:frame draw:style-name="gr244" draw:text-style-name="P23" draw:layer="layout" svg:width="19cm" svg:height="16.601cm" svg:x="1cm" svg:y="11.35cm">
          <draw:text-box>
            <text:p text:style-name="P20"><text:span text:style-name="T11">Датчики, Исполнительные механизмы</text:span></text:p>
            <text:list text:style-name="L1">
              <text:list-item>
                <text:p text:style-name="P20"><text:span text:style-name="T4">находятся в непосредственной близости от Объекта управления</text:span></text:p>
              </text:list-item>
              <text:list-item>
                <text:p text:style-name="P20"><text:span text:style-name="T4">подключены к одному ПЛК или группе ПЛК</text:span></text:p>
              </text:list-item>
            </text:list>
            <text:p text:style-name="P20"><text:span text:style-name="T4"/></text:p>
            <text:p text:style-name="P20"><text:span text:style-name="T11">ПЛК</text:span></text:p>
            <text:list text:continue-numbering="true" text:style-name="L1">
              <text:list-item>
                <text:p text:style-name="P20"><text:span text:style-name="T4">находится в общей Диспетчерской, удаленной от Объекта управления</text:span></text:p>
              </text:list-item>
              <text:list-item>
                <text:p text:style-name="P20"><text:span text:style-name="T4">управляет одним или несколькими Объектами управления</text:span></text:p>
              </text:list-item>
            </text:list>
            <text:p text:style-name="P20"><text:span text:style-name="T4"/></text:p>
            <text:p text:style-name="P20"><text:span text:style-name="T11">Интерфейс Оператора (местный)</text:span></text:p>
            <text:list text:continue-numbering="true" text:style-name="L1">
              <text:list-item>
                <text:p text:style-name="P20"><text:span text:style-name="T4">отсутствует</text:span></text:p>
              </text:list-item>
            </text:list>
            <text:p text:style-name="P20"><text:span text:style-name="T4"/></text:p>
            <text:p text:style-name="P20"><text:span text:style-name="T11">Станция Оператора (удаленная)</text:span></text:p>
            <text:list text:continue-numbering="true" text:style-name="L1">
              <text:list-item>
                <text:p text:style-name="P20"><text:span text:style-name="T4">находится в общей Диспетчерской, которая удалена от Объекта управления</text:span></text:p>
              </text:list-item>
              <text:list-item>
                <text:p text:style-name="P20"><text:span text:style-name="T4">система диспетчеризации (SCADA)</text:span></text:p>
              </text:list-item>
              <text:list-item>
                <text:p text:style-name="P20"><text:span text:style-name="T4">для настройки и мониторинга работы системы управления</text:span></text:p>
              </text:list-item>
              <text:list-item>
                <text:p text:style-name="P20"><text:span text:style-name="T4">связь с Объектом управления через ПЛК по цифровым линиям связи</text:span></text:p>
                <text:p text:style-name="P20"><text:span text:style-name="T5">(RS-485, ETHERNET)</text:span></text:p>
              </text:list-item>
            </text:list>
            <text:p text:style-name="P20"><text:span text:style-name="T16"/></text:p>
            <text:p text:style-name="P20"><text:span text:style-name="T4">+ Размещение всех элементов управления и интерфейсов Оператора в единой Диспетчерской улучшает знания операторативного персонала о состоянии системы и ускоряет реагирование на непредвиденные ситуации</text:span></text:p>
            <text:p text:style-name="P20"><text:span text:style-name="T4">- <text:s text:c="2"/>Высокая стоимость прокладки и установки всей проводки системы до Диспетчерской</text:span></text:p>
            <text:p text:style-name="P20"><text:span text:style-name="T4">- Длинные электрические сигнальные линии сложнее защитить от электромагнитных помех и сложнее обслуживать</text:span></text:p>
            <text:p text:style-name="P20"><text:span text:style-name="T4">! <text:s text:c="2"/>Некоторые технологические процессы требуют резервирования ПЛК</text:span></text:p>
            <text:p text:style-name="P20"><text:span text:style-name="T4"/></text:p>
            <text:p text:style-name="P20"><text:span text:style-name="T15">Примеры</text:span></text:p>
            <text:p text:style-name="P20"><text:span text:style-name="T4">Электростанция, Насосная станция, Котельная, Компрессорная</text:span></text:p>
            <text:p text:style-name="P20"><text:span text:style-name="T4"/></text:p>
            <text:p text:style-name="P20"><text:span text:style-name="T4">В настоящее время Централизованные системы вытеснены Распределенными.</text:span></text:p>
          </draw:text-box>
        </draw:frame>
        <draw:frame draw:style-name="gr230" draw:text-style-name="P10" draw:layer="layout" svg:width="4cm" svg:height="1.198cm" svg:x="8.5cm" svg:y="4.777cm">
          <draw:text-box>
            <text:p text:style-name="P7"><text:span text:style-name="T5">ПЛК А</text:span></text:p>
          </draw:text-box>
        </draw:frame>
        <draw:frame draw:style-name="gr229" draw:text-style-name="P10" draw:layer="layout" svg:width="4cm" svg:height="1.699cm" svg:x="13.9cm" svg:y="4.524cm">
          <draw:text-box>
            <text:p text:style-name="P7"><text:span text:style-name="T5">станция Оператора</text:span></text:p>
          </draw:text-box>
        </draw:frame>
        <draw:custom-shape draw:style-name="gr243" draw:text-style-name="P9" draw:layer="layout" svg:width="8.5cm" svg:height="2.948cm" svg:x="10.75cm" svg:y="7.852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8.5cm" svg:height="0.806cm" svg:x="10.75cm" svg:y="9.848cm">
          <draw:text-box>
            <text:p text:style-name="P7"><text:span text:style-name="T7">ОБЪЕКТ УПРАВЛЕНИЯ 2</text:span></text:p>
          </draw:text-box>
        </draw:frame>
        <draw:frame draw:style-name="gr231" draw:text-style-name="P10" xml:id="id5" draw:id="id5" draw:layer="layout" svg:width="3.5cm" svg:height="1.249cm" svg:x="2.05cm" svg:y="8.371cm">
          <draw:text-box>
            <text:p text:style-name="P7"><text:span text:style-name="T5">датчики</text:span></text:p>
          </draw:text-box>
        </draw:frame>
        <draw:frame draw:style-name="gr231" draw:text-style-name="P10" xml:id="id8" draw:id="id8" draw:layer="layout" svg:width="4.05cm" svg:height="1.249cm" svg:x="5.9cm" svg:y="8.372cm">
          <draw:text-box>
            <text:p text:style-name="P7"><text:span text:style-name="T5">исполнительные механизмы</text:span></text:p>
          </draw:text-box>
        </draw:frame>
        <draw:frame draw:style-name="gr231" draw:text-style-name="P10" xml:id="id9" draw:id="id9" draw:layer="layout" svg:width="3.5cm" svg:height="1.249cm" svg:x="11.05cm" svg:y="8.371cm">
          <draw:text-box>
            <text:p text:style-name="P7"><text:span text:style-name="T5">датчики</text:span></text:p>
          </draw:text-box>
        </draw:frame>
        <draw:frame draw:style-name="gr231" draw:text-style-name="P10" xml:id="id12" draw:id="id12" draw:layer="layout" svg:width="4.05cm" svg:height="1.249cm" svg:x="14.9cm" svg:y="8.372cm">
          <draw:text-box>
            <text:p text:style-name="P7"><text:span text:style-name="T5">исполнительные механизмы</text:span></text:p>
          </draw:text-box>
        </draw:frame>
        <draw:line draw:style-name="gr200" draw:text-style-name="P9" xml:id="id6" draw:id="id6" draw:layer="layout" svg:x1="8.85cm" svg:y1="5.95cm" svg:x2="8.85cm" svg:y2="6.2cm">
          <text:p/>
        </draw:line>
        <draw:line draw:style-name="gr200" draw:text-style-name="P9" xml:id="id7" draw:id="id7" draw:layer="layout" svg:x1="9.35cm" svg:y1="5.95cm" svg:x2="9.35cm" svg:y2="6.2cm">
          <text:p/>
        </draw:line>
        <draw:line draw:style-name="gr200" draw:text-style-name="P9" xml:id="id10" draw:id="id10" draw:layer="layout" svg:x1="11.65cm" svg:y1="5.95cm" svg:x2="11.65cm" svg:y2="6.2cm">
          <text:p/>
        </draw:line>
        <draw:line draw:style-name="gr200" draw:text-style-name="P9" xml:id="id11" draw:id="id11" draw:layer="layout" svg:x1="12.15cm" svg:y1="5.95cm" svg:x2="12.15cm" svg:y2="6.2cm">
          <text:p/>
        </draw:line>
        <draw:connector draw:style-name="gr245" draw:text-style-name="P9" draw:layer="layout" draw:line-skew="-0.189cm" svg:x1="3.8cm" svg:y1="8.371cm" svg:x2="8.85cm" svg:y2="6.2cm" draw:start-shape="id5" draw:start-glue-point="0" draw:end-shape="id6" draw:end-glue-point="2" svg:d="M3800 8371v-1274h5050v-897" svg:viewBox="0 0 5051 2172">
          <text:p/>
        </draw:connector>
        <draw:connector draw:style-name="gr246" draw:text-style-name="P9" draw:layer="layout" draw:line-skew="0.287cm" svg:x1="9.35cm" svg:y1="6.2cm" svg:x2="7.925cm" svg:y2="8.372cm" draw:start-shape="id7" draw:start-glue-point="2" draw:end-shape="id8" draw:end-glue-point="0" svg:d="M9350 6200v1373h-1425v799" svg:viewBox="0 0 1426 2173">
          <text:p/>
        </draw:connector>
        <draw:connector draw:style-name="gr247" draw:text-style-name="P9" draw:layer="layout" draw:line-skew="0.264cm" svg:x1="12.8cm" svg:y1="8.371cm" svg:x2="11.65cm" svg:y2="6.2cm" draw:start-shape="id9" draw:start-glue-point="0" draw:end-shape="id10" draw:end-glue-point="2" svg:d="M12800 8371v-821h-1150v-1350" svg:viewBox="0 0 1151 2172">
          <text:p/>
        </draw:connector>
        <draw:connector draw:style-name="gr248" draw:text-style-name="P9" draw:layer="layout" draw:line-skew="-0.236cm" svg:x1="12.15cm" svg:y1="6.2cm" svg:x2="16.925cm" svg:y2="8.372cm" draw:start-shape="id11" draw:start-glue-point="2" draw:end-shape="id12" draw:end-glue-point="0" svg:d="M12150 6200v850h4775v1322" svg:viewBox="0 0 4776 2173">
          <text:p/>
        </draw:connector>
        <draw:circle draw:style-name="gr249" draw:text-style-name="P15" draw:layer="layout" svg:width="0.1cm" svg:height="0.1cm" svg:x="12.9cm" svg:y="5.401cm">
          <text:p/>
        </draw:circle>
        <draw:line draw:style-name="gr250" draw:text-style-name="P15" draw:layer="layout" svg:x1="12.516cm" svg:y1="5.451cm" svg:x2="12.933cm" svg:y2="5.449cm">
          <text:p/>
        </draw:line>
        <draw:circle draw:style-name="gr251" draw:text-style-name="P15" draw:layer="layout" svg:width="0.1cm" svg:height="0.1cm" svg:x="13.4cm" svg:y="5.401cm">
          <text:p/>
        </draw:circle>
        <draw:line draw:style-name="gr252" draw:text-style-name="P15" draw:layer="layout" svg:x1="13.016cm" svg:y1="5.451cm" svg:x2="13.433cm" svg:y2="5.449cm">
          <text:p/>
        </draw:line>
        <draw:line draw:style-name="gr253" draw:text-style-name="P15" draw:layer="layout" svg:x1="13.517cm" svg:y1="5.451cm" svg:x2="13.934cm" svg:y2="5.449cm">
          <text:p/>
        </draw:lin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А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ЦЕНТРАЛИЗОВАННАЯ СИСТЕМА УПРАВЛЕНИЯ</text:span></text:p>
          </draw:text-box>
        </draw:frame>
      </draw:page>
      <draw:page draw:name="РАСПРЕДЕЛЕННАЯ СИСТЕМА УПРАВЛЕНИЯ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custom-shape draw:style-name="gr254" draw:text-style-name="P9" draw:layer="layout" svg:width="17.5cm" svg:height="5.52cm" svg:x="1.75cm" svg:y="3.15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7.5cm" svg:height="0.806cm" svg:x="1.75cm" svg:y="3.272cm">
          <draw:text-box>
            <text:p text:style-name="P7"><text:span text:style-name="T7">ДИСПЕТЧЕРСКАЯ</text:span></text:p>
          </draw:text-box>
        </draw:frame>
        <draw:frame draw:style-name="gr255" draw:text-style-name="P10" draw:layer="layout" svg:width="4cm" svg:height="1.249cm" svg:x="8.5cm" svg:y="4.352cm">
          <draw:text-box>
            <text:p text:style-name="P7"><text:span text:style-name="T5">сетевой интерфейс</text:span></text:p>
          </draw:text-box>
        </draw:frame>
        <draw:frame draw:style-name="gr231" draw:text-style-name="P10" draw:layer="layout" svg:width="4cm" svg:height="1.249cm" svg:x="13.9cm" svg:y="4.362cm">
          <draw:text-box>
            <text:p text:style-name="P7"><text:span text:style-name="T5">станция Оператора</text:span></text:p>
          </draw:text-box>
        </draw:frame>
        <draw:frame draw:style-name="gr231" draw:text-style-name="P10" draw:layer="layout" svg:width="4cm" svg:height="1.249cm" svg:x="13.9cm" svg:y="5.779cm">
          <draw:text-box>
            <text:p text:style-name="P7"><text:span text:style-name="T5">станция Инженера</text:span></text:p>
          </draw:text-box>
        </draw:frame>
        <draw:frame draw:style-name="gr256" draw:text-style-name="P10" draw:layer="layout" svg:width="4cm" svg:height="1.299cm" svg:x="3.1cm" svg:y="4.327cm">
          <draw:text-box>
            <text:p text:style-name="P7"><text:span text:style-name="T5">центральный</text:span></text:p>
            <text:p text:style-name="P7"><text:span text:style-name="T5">ПЛК</text:span></text:p>
          </draw:text-box>
        </draw:frame>
        <draw:circle draw:style-name="gr257" draw:text-style-name="P15" draw:layer="layout" svg:width="0.1cm" svg:height="0.1cm" svg:x="12.888cm" svg:y="4.963cm">
          <text:p/>
        </draw:circle>
        <draw:line draw:style-name="gr258" draw:text-style-name="P15" draw:layer="layout" svg:x1="12.504cm" svg:y1="5.013cm" svg:x2="12.921cm" svg:y2="5.011cm">
          <text:p/>
        </draw:line>
        <draw:circle draw:style-name="gr259" draw:text-style-name="P15" draw:layer="layout" svg:width="0.1cm" svg:height="0.1cm" svg:x="13.388cm" svg:y="4.963cm">
          <text:p/>
        </draw:circle>
        <draw:line draw:style-name="gr260" draw:text-style-name="P15" draw:layer="layout" svg:x1="13.004cm" svg:y1="5.013cm" svg:x2="13.421cm" svg:y2="5.011cm">
          <text:p/>
        </draw:line>
        <draw:line draw:style-name="gr261" draw:text-style-name="P15" draw:layer="layout" svg:x1="13.505cm" svg:y1="5.013cm" svg:x2="13.922cm" svg:y2="5.011cm">
          <text:p/>
        </draw:line>
        <draw:circle draw:style-name="gr262" draw:text-style-name="P15" draw:layer="layout" svg:width="0.1cm" svg:height="0.1cm" svg:x="12.888cm" svg:y="6.364cm">
          <text:p/>
        </draw:circle>
        <draw:circle draw:style-name="gr263" draw:text-style-name="P15" draw:layer="layout" svg:width="0.1cm" svg:height="0.1cm" svg:x="13.388cm" svg:y="6.364cm">
          <text:p/>
        </draw:circle>
        <draw:line draw:style-name="gr264" draw:text-style-name="P15" draw:layer="layout" svg:x1="13.004cm" svg:y1="6.414cm" svg:x2="13.421cm" svg:y2="6.412cm">
          <text:p/>
        </draw:line>
        <draw:line draw:style-name="gr265" draw:text-style-name="P15" draw:layer="layout" svg:x1="13.505cm" svg:y1="6.414cm" svg:x2="13.922cm" svg:y2="6.412cm">
          <text:p/>
        </draw:line>
        <draw:circle draw:style-name="gr266" draw:text-style-name="P15" draw:layer="layout" svg:width="0.1cm" svg:height="0.1cm" draw:transform="rotate (-1.5707963267949) translate (12.037cm 5.916cm)">
          <text:p/>
        </draw:circle>
        <draw:line draw:style-name="gr267" draw:text-style-name="P15" draw:layer="layout" svg:x1="11.987cm" svg:y1="5.577cm" svg:x2="11.989cm" svg:y2="5.923cm">
          <text:p/>
        </draw:line>
        <draw:circle draw:style-name="gr268" draw:text-style-name="P15" draw:layer="layout" svg:width="0.1cm" svg:height="0.1cm" draw:transform="rotate (-1.5707963267949) translate (12.039cm 6.362cm)">
          <text:p/>
        </draw:circle>
        <draw:line draw:style-name="gr269" draw:text-style-name="P15" draw:layer="layout" svg:x1="11.989cm" svg:y1="6.001cm" svg:x2="11.991cm" svg:y2="6.347cm">
          <text:p/>
        </draw:line>
        <draw:line draw:style-name="gr270" draw:text-style-name="P15" draw:layer="layout" svg:x1="12.505cm" svg:y1="6.414cm" svg:x2="12.922cm" svg:y2="6.412cm">
          <text:p/>
        </draw:line>
        <draw:circle draw:style-name="gr271" draw:text-style-name="P15" draw:layer="layout" svg:width="0.1cm" svg:height="0.1cm" svg:x="12.424cm" svg:y="6.364cm">
          <text:p/>
        </draw:circle>
        <draw:line draw:style-name="gr272" draw:text-style-name="P15" draw:layer="layout" svg:x1="12.006cm" svg:y1="6.414cm" svg:x2="12.423cm" svg:y2="6.412cm">
          <text:p/>
        </draw:line>
        <draw:circle draw:style-name="gr273" draw:text-style-name="P15" draw:layer="layout" svg:width="0.1cm" svg:height="0.1cm" svg:x="7.488cm" svg:y="4.962cm">
          <text:p/>
        </draw:circle>
        <draw:line draw:style-name="gr274" draw:text-style-name="P15" draw:layer="layout" svg:x1="7.104cm" svg:y1="5.012cm" svg:x2="7.521cm" svg:y2="5.01cm">
          <text:p/>
        </draw:line>
        <draw:circle draw:style-name="gr275" draw:text-style-name="P15" draw:layer="layout" svg:width="0.1cm" svg:height="0.1cm" svg:x="7.988cm" svg:y="4.962cm">
          <text:p/>
        </draw:circle>
        <draw:line draw:style-name="gr276" draw:text-style-name="P15" draw:layer="layout" svg:x1="7.604cm" svg:y1="5.012cm" svg:x2="8.021cm" svg:y2="5.01cm">
          <text:p/>
        </draw:line>
        <draw:line draw:style-name="gr277" draw:text-style-name="P15" draw:layer="layout" svg:x1="8.105cm" svg:y1="5.012cm" svg:x2="8.522cm" svg:y2="5.01cm">
          <text:p/>
        </draw:line>
        <draw:custom-shape draw:style-name="gr278" draw:text-style-name="P9" draw:layer="layout" svg:width="12.5cm" svg:height="5.5cm" svg:x="1.75cm" svg:y="10.35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2.5cm" svg:height="0.806cm" svg:x="1.75cm" svg:y="14.996cm">
          <draw:text-box>
            <text:p text:style-name="P7"><text:span text:style-name="T7">ОБЪЕКТ УПРАВЛЕНИЯ 1</text:span></text:p>
          </draw:text-box>
        </draw:frame>
        <draw:frame draw:style-name="gr279" draw:text-style-name="P10" xml:id="id13" draw:id="id13" draw:layer="layout" svg:width="4cm" svg:height="1.299cm" svg:x="5.9cm" svg:y="12.075cm">
          <draw:text-box>
            <text:p text:style-name="P7"><text:span text:style-name="T5">локальный</text:span></text:p>
            <text:p text:style-name="P7"><text:span text:style-name="T5">ПЛК</text:span></text:p>
          </draw:text-box>
        </draw:frame>
        <draw:frame draw:style-name="gr231" draw:text-style-name="P10" xml:id="id15" draw:id="id15" draw:layer="layout" svg:width="3.75cm" svg:height="1.249cm" svg:x="2.4cm" svg:y="13.597cm">
          <draw:text-box>
            <text:p text:style-name="P7"><text:span text:style-name="T5">датчики</text:span></text:p>
          </draw:text-box>
        </draw:frame>
        <draw:frame draw:style-name="gr231" draw:text-style-name="P10" xml:id="id16" draw:id="id16" draw:layer="layout" svg:width="4.05cm" svg:height="1.249cm" svg:x="9.6cm" svg:y="13.598cm">
          <draw:text-box>
            <text:p text:style-name="P7"><text:span text:style-name="T5">исполнительные механизмы</text:span></text:p>
          </draw:text-box>
        </draw:frame>
        <draw:frame draw:style-name="gr231" draw:text-style-name="P10" xml:id="id14" draw:id="id14" draw:layer="layout" svg:width="3cm" svg:height="1.249cm" svg:x="10.65cm" svg:y="12.094cm">
          <draw:text-box>
            <text:p text:style-name="P7"><text:span text:style-name="T5">интерфейс Оператора</text:span></text:p>
          </draw:text-box>
        </draw:frame>
        <draw:connector draw:style-name="gr232" draw:text-style-name="P9" draw:layer="layout" draw:type="line" svg:x1="9.9cm" svg:y1="12.724cm" svg:x2="10.65cm" svg:y2="12.718cm" draw:start-shape="id13" draw:start-glue-point="1" draw:end-shape="id14" draw:end-glue-point="3" svg:d="M9900 12724l750-6" svg:viewBox="0 0 751 7">
          <text:p/>
        </draw:connector>
        <draw:connector draw:style-name="gr233" draw:text-style-name="P9" draw:layer="layout" svg:x1="4.275cm" svg:y1="13.597cm" svg:x2="5.9cm" svg:y2="12.724cm" draw:start-shape="id15" draw:start-glue-point="0" draw:end-shape="id13" draw:end-glue-point="3" svg:d="M4275 13597v-873h1625" svg:viewBox="0 0 1626 874">
          <text:p/>
        </draw:connector>
        <draw:connector draw:style-name="gr234" draw:text-style-name="P9" draw:layer="layout" svg:x1="7.9cm" svg:y1="13.374cm" svg:x2="9.6cm" svg:y2="14.222cm" draw:start-shape="id13" draw:start-glue-point="2" draw:end-shape="id16" draw:end-glue-point="3" svg:d="M7900 13374v848h1700" svg:viewBox="0 0 1701 849">
          <text:p/>
        </draw:connector>
        <draw:frame draw:style-name="gr255" draw:text-style-name="P10" draw:layer="layout" svg:width="2.959cm" svg:height="1.249cm" svg:x="10.663cm" svg:y="10.594cm">
          <draw:text-box>
            <text:p text:style-name="P7"><text:span text:style-name="T5">сетевой интерфейс</text:span></text:p>
          </draw:text-box>
        </draw:frame>
        <draw:circle draw:style-name="gr280" draw:text-style-name="P15" draw:layer="layout" svg:width="0.1cm" svg:height="0.1cm" draw:transform="rotate (-1.5707963267949) translate (10.638cm 5.929cm)">
          <text:p/>
        </draw:circle>
        <draw:line draw:style-name="gr281" draw:text-style-name="P15" draw:layer="layout" svg:x1="10.588cm" svg:y1="5.59cm" svg:x2="10.59cm" svg:y2="5.936cm">
          <text:p/>
        </draw:line>
        <draw:circle draw:style-name="gr282" draw:text-style-name="P15" draw:layer="layout" svg:width="0.1cm" svg:height="0.1cm" draw:transform="rotate (-1.5707963267949) translate (10.64cm 6.375cm)">
          <text:p/>
        </draw:circle>
        <draw:line draw:style-name="gr283" draw:text-style-name="P15" draw:layer="layout" svg:x1="10.59cm" svg:y1="6.014cm" svg:x2="10.592cm" svg:y2="6.36cm">
          <text:p/>
        </draw:line>
        <draw:circle draw:style-name="gr284" draw:text-style-name="P15" draw:layer="layout" svg:width="0.1cm" svg:height="0.1cm" svg:x="10.541cm" svg:y="6.851cm">
          <text:p/>
        </draw:circle>
        <draw:line draw:style-name="gr285" draw:text-style-name="P15" draw:layer="layout" svg:x1="10.59cm" svg:y1="6.486cm" svg:x2="10.592cm" svg:y2="6.832cm">
          <text:p/>
        </draw:line>
        <draw:circle draw:style-name="gr286" draw:text-style-name="P15" draw:layer="layout" svg:width="0.1cm" svg:height="0.1cm" draw:transform="rotate (-1.5707963267949) translate (9.439cm 5.942cm)">
          <text:p/>
        </draw:circle>
        <draw:line draw:style-name="gr287" draw:text-style-name="P15" draw:layer="layout" svg:x1="9.389cm" svg:y1="5.603cm" svg:x2="9.391cm" svg:y2="5.949cm">
          <text:p/>
        </draw:line>
        <draw:circle draw:style-name="gr288" draw:text-style-name="P15" draw:layer="layout" svg:width="0.1cm" svg:height="0.1cm" draw:transform="rotate (-1.5707963267949) translate (9.441cm 6.388cm)">
          <text:p/>
        </draw:circle>
        <draw:line draw:style-name="gr289" draw:text-style-name="P15" draw:layer="layout" svg:x1="9.391cm" svg:y1="6.027cm" svg:x2="9.393cm" svg:y2="6.373cm">
          <text:p/>
        </draw:line>
        <draw:circle draw:style-name="gr290" draw:text-style-name="P15" draw:layer="layout" svg:width="0.1cm" svg:height="0.1cm" svg:x="9.342cm" svg:y="6.864cm">
          <text:p/>
        </draw:circle>
        <draw:line draw:style-name="gr291" draw:text-style-name="P15" draw:layer="layout" svg:x1="9.391cm" svg:y1="6.499cm" svg:x2="9.393cm" svg:y2="6.845cm">
          <text:p/>
        </draw:line>
        <draw:circle draw:style-name="gr292" draw:text-style-name="P15" draw:layer="layout" svg:width="0.1cm" svg:height="0.1cm" svg:x="10.836cm" svg:y="9.915cm">
          <text:p/>
        </draw:circle>
        <draw:line draw:style-name="gr293" draw:text-style-name="P15" draw:layer="layout" svg:x1="10.452cm" svg:y1="9.965cm" svg:x2="10.869cm" svg:y2="9.963cm">
          <text:p/>
        </draw:line>
        <draw:circle draw:style-name="gr294" draw:text-style-name="P15" draw:layer="layout" svg:width="0.1cm" svg:height="0.1cm" svg:x="14.346cm" svg:y="9.914cm">
          <text:p/>
        </draw:circle>
        <draw:line draw:style-name="gr295" draw:text-style-name="P15" draw:layer="layout" svg:x1="13.962cm" svg:y1="9.964cm" svg:x2="14.379cm" svg:y2="9.962cm">
          <text:p/>
        </draw:line>
        <draw:circle draw:style-name="gr296" draw:text-style-name="P15" draw:layer="layout" svg:width="0.1cm" svg:height="0.1cm" svg:x="11.336cm" svg:y="9.915cm">
          <text:p/>
        </draw:circle>
        <draw:line draw:style-name="gr297" draw:text-style-name="P15" draw:layer="layout" svg:x1="10.952cm" svg:y1="9.965cm" svg:x2="11.369cm" svg:y2="9.963cm">
          <text:p/>
        </draw:line>
        <draw:circle draw:style-name="gr298" draw:text-style-name="P15" draw:layer="layout" svg:width="0.1cm" svg:height="0.1cm" svg:x="11.836cm" svg:y="9.915cm">
          <text:p/>
        </draw:circle>
        <draw:line draw:style-name="gr299" draw:text-style-name="P15" draw:layer="layout" svg:x1="11.452cm" svg:y1="9.965cm" svg:x2="11.869cm" svg:y2="9.963cm">
          <text:p/>
        </draw:line>
        <draw:circle draw:style-name="gr300" draw:text-style-name="P15" draw:layer="layout" svg:width="0.1cm" svg:height="0.1cm" svg:x="12.336cm" svg:y="9.915cm">
          <text:p/>
        </draw:circle>
        <draw:line draw:style-name="gr301" draw:text-style-name="P15" draw:layer="layout" svg:x1="11.952cm" svg:y1="9.965cm" svg:x2="12.369cm" svg:y2="9.963cm">
          <text:p/>
        </draw:line>
        <draw:circle draw:style-name="gr302" draw:text-style-name="P15" draw:layer="layout" svg:width="0.1cm" svg:height="0.1cm" svg:x="12.836cm" svg:y="9.915cm">
          <text:p/>
        </draw:circle>
        <draw:line draw:style-name="gr303" draw:text-style-name="P15" draw:layer="layout" svg:x1="12.452cm" svg:y1="9.965cm" svg:x2="12.869cm" svg:y2="9.963cm">
          <text:p/>
        </draw:line>
        <draw:circle draw:style-name="gr304" draw:text-style-name="P15" draw:layer="layout" svg:width="0.1cm" svg:height="0.1cm" svg:x="13.336cm" svg:y="9.915cm">
          <text:p/>
        </draw:circle>
        <draw:line draw:style-name="gr305" draw:text-style-name="P15" draw:layer="layout" svg:x1="12.952cm" svg:y1="9.965cm" svg:x2="13.369cm" svg:y2="9.963cm">
          <text:p/>
        </draw:line>
        <draw:circle draw:style-name="gr306" draw:text-style-name="P15" draw:layer="layout" svg:width="0.1cm" svg:height="0.1cm" svg:x="13.836cm" svg:y="9.915cm">
          <text:p/>
        </draw:circle>
        <draw:line draw:style-name="gr307" draw:text-style-name="P15" draw:layer="layout" svg:x1="13.452cm" svg:y1="9.965cm" svg:x2="13.869cm" svg:y2="9.963cm">
          <text:p/>
        </draw:line>
        <draw:circle draw:style-name="gr308" draw:text-style-name="P15" draw:layer="layout" svg:width="0.1cm" svg:height="0.1cm" svg:x="14.846cm" svg:y="9.914cm">
          <text:p/>
        </draw:circle>
        <draw:line draw:style-name="gr309" draw:text-style-name="P15" draw:layer="layout" svg:x1="14.462cm" svg:y1="9.964cm" svg:x2="14.879cm" svg:y2="9.962cm">
          <text:p/>
        </draw:line>
        <draw:line draw:style-name="gr310" draw:text-style-name="P15" draw:layer="layout" svg:x1="14.889cm" svg:y1="10.021cm" svg:x2="14.891cm" svg:y2="10.367cm">
          <text:p/>
        </draw:line>
        <draw:circle draw:style-name="gr311" draw:text-style-name="P15" draw:layer="layout" svg:width="0.1cm" svg:height="0.1cm" svg:x="14.846cm" svg:y="10.337cm">
          <text:p/>
        </draw:circle>
        <draw:line draw:style-name="gr312" draw:text-style-name="P15" draw:layer="layout" svg:x1="14.889cm" svg:y1="10.422cm" svg:x2="14.891cm" svg:y2="10.768cm">
          <text:p/>
        </draw:line>
        <draw:circle draw:style-name="gr313" draw:text-style-name="P15" draw:layer="layout" svg:width="0.1cm" svg:height="0.1cm" svg:x="10.336cm" svg:y="9.915cm">
          <text:p/>
        </draw:circle>
        <draw:line draw:style-name="gr314" draw:text-style-name="P15" draw:layer="layout" svg:x1="9.952cm" svg:y1="9.965cm" svg:x2="10.369cm" svg:y2="9.963cm">
          <text:p/>
        </draw:line>
        <draw:circle draw:style-name="gr315" draw:text-style-name="P15" draw:layer="layout" svg:width="0.1cm" svg:height="0.1cm" svg:x="9.836cm" svg:y="9.915cm">
          <text:p/>
        </draw:circle>
        <draw:line draw:style-name="gr316" draw:text-style-name="P15" draw:layer="layout" svg:x1="9.452cm" svg:y1="9.965cm" svg:x2="9.869cm" svg:y2="9.963cm">
          <text:p/>
        </draw:line>
        <draw:circle draw:style-name="gr317" draw:text-style-name="P15" draw:layer="layout" svg:width="0.1cm" svg:height="0.1cm" draw:transform="rotate (-1.5707963267949) translate (9.442cm 7.363cm)">
          <text:p/>
        </draw:circle>
        <draw:line draw:style-name="gr318" draw:text-style-name="P15" draw:layer="layout" svg:x1="9.392cm" svg:y1="7.002cm" svg:x2="9.394cm" svg:y2="7.348cm">
          <text:p/>
        </draw:line>
        <draw:circle draw:style-name="gr319" draw:text-style-name="P15" draw:layer="layout" svg:width="0.1cm" svg:height="0.1cm" svg:x="9.343cm" svg:y="7.839cm">
          <text:p/>
        </draw:circle>
        <draw:line draw:style-name="gr320" draw:text-style-name="P15" draw:layer="layout" svg:x1="9.392cm" svg:y1="7.474cm" svg:x2="9.394cm" svg:y2="7.82cm">
          <text:p/>
        </draw:line>
        <draw:circle draw:style-name="gr321" draw:text-style-name="P15" draw:layer="layout" svg:width="0.1cm" svg:height="0.1cm" draw:transform="rotate (-1.5707963267949) translate (9.443cm 8.912cm)">
          <text:p/>
        </draw:circle>
        <draw:line draw:style-name="gr322" draw:text-style-name="P15" draw:layer="layout" svg:x1="9.393cm" svg:y1="7.951cm" svg:x2="9.395cm" svg:y2="8.297cm">
          <text:p/>
        </draw:line>
        <draw:circle draw:style-name="gr323" draw:text-style-name="P15" draw:layer="layout" svg:width="0.1cm" svg:height="0.1cm" svg:x="9.344cm" svg:y="9.388cm">
          <text:p/>
        </draw:circle>
        <draw:line draw:style-name="gr324" draw:text-style-name="P15" draw:layer="layout" svg:x1="9.393cm" svg:y1="9.023cm" svg:x2="9.395cm" svg:y2="9.369cm">
          <text:p/>
        </draw:line>
        <draw:circle draw:style-name="gr325" draw:text-style-name="P15" draw:layer="layout" svg:width="0.1cm" svg:height="0.1cm" svg:x="9.344cm" svg:y="9.889cm">
          <text:p/>
        </draw:circle>
        <draw:line draw:style-name="gr326" draw:text-style-name="P15" draw:layer="layout" svg:x1="9.393cm" svg:y1="9.524cm" svg:x2="9.395cm" svg:y2="9.87cm">
          <text:p/>
        </draw:line>
        <draw:circle draw:style-name="gr327" draw:text-style-name="P15" draw:layer="layout" svg:width="0.1cm" svg:height="0.1cm" draw:transform="rotate (-1.5707963267949) translate (7.974cm 11.639cm)">
          <text:p/>
        </draw:circle>
        <draw:line draw:style-name="gr328" draw:text-style-name="P15" draw:layer="layout" svg:x1="7.924cm" svg:y1="11.711cm" svg:x2="7.926cm" svg:y2="12.128cm">
          <text:p/>
        </draw:line>
        <draw:line draw:style-name="gr329" draw:text-style-name="P15" draw:layer="layout" svg:x1="10.25cm" svg:y1="11.22cm" svg:x2="10.667cm" svg:y2="11.218cm">
          <text:p/>
        </draw:line>
        <draw:circle draw:style-name="gr330" draw:text-style-name="P15" draw:layer="layout" svg:width="0.1cm" svg:height="0.1cm" svg:x="9.66cm" svg:y="11.178cm">
          <text:p/>
        </draw:circle>
        <draw:line draw:style-name="gr331" draw:text-style-name="P15" draw:layer="layout" svg:x1="9.276cm" svg:y1="11.228cm" svg:x2="9.693cm" svg:y2="11.226cm">
          <text:p/>
        </draw:line>
        <draw:circle draw:style-name="gr332" draw:text-style-name="P15" draw:layer="layout" svg:width="0.1cm" svg:height="0.1cm" svg:x="10.16cm" svg:y="11.178cm">
          <text:p/>
        </draw:circle>
        <draw:line draw:style-name="gr333" draw:text-style-name="P15" draw:layer="layout" svg:x1="9.776cm" svg:y1="11.228cm" svg:x2="10.193cm" svg:y2="11.226cm">
          <text:p/>
        </draw:line>
        <draw:circle draw:style-name="gr334" draw:text-style-name="P15" draw:layer="layout" svg:width="0.1cm" svg:height="0.1cm" svg:x="9.16cm" svg:y="11.178cm">
          <text:p/>
        </draw:circle>
        <draw:line draw:style-name="gr335" draw:text-style-name="P15" draw:layer="layout" svg:x1="8.776cm" svg:y1="11.228cm" svg:x2="9.193cm" svg:y2="11.226cm">
          <text:p/>
        </draw:line>
        <draw:circle draw:style-name="gr336" draw:text-style-name="P15" draw:layer="layout" svg:width="0.1cm" svg:height="0.1cm" svg:x="8.66cm" svg:y="11.178cm">
          <text:p/>
        </draw:circle>
        <draw:line draw:style-name="gr337" draw:text-style-name="P15" draw:layer="layout" svg:x1="8.276cm" svg:y1="11.228cm" svg:x2="8.693cm" svg:y2="11.226cm">
          <text:p/>
        </draw:line>
        <draw:circle draw:style-name="gr338" draw:text-style-name="P15" draw:layer="layout" svg:width="0.1cm" svg:height="0.1cm" svg:x="8.16cm" svg:y="11.178cm">
          <text:p/>
        </draw:circle>
        <draw:line draw:style-name="gr339" draw:text-style-name="P15" draw:layer="layout" svg:x1="7.899cm" svg:y1="11.228cm" svg:x2="8.16cm" svg:y2="11.226cm">
          <text:p/>
        </draw:line>
        <draw:line draw:style-name="gr340" draw:text-style-name="P15" draw:layer="layout" svg:x1="7.923cm" svg:y1="11.228cm" svg:x2="7.923cm" svg:y2="11.622cm">
          <text:p/>
        </draw:line>
        <draw:line draw:style-name="gr341" draw:text-style-name="P15" draw:layer="layout" svg:x1="13.617cm" svg:y1="10.786cm" svg:x2="14.034cm" svg:y2="10.784cm">
          <text:p/>
        </draw:line>
        <draw:circle draw:style-name="gr342" draw:text-style-name="P15" draw:layer="layout" svg:width="0.1cm" svg:height="0.1cm" svg:x="14.046cm" svg:y="10.734cm">
          <text:p/>
        </draw:circle>
        <draw:circle draw:style-name="gr343" draw:text-style-name="P15" draw:layer="layout" svg:width="0.1cm" svg:height="0.1cm" svg:x="14.546cm" svg:y="10.738cm">
          <text:p/>
        </draw:circle>
        <draw:line draw:style-name="gr344" draw:text-style-name="P15" draw:layer="layout" svg:x1="14.162cm" svg:y1="10.788cm" svg:x2="14.579cm" svg:y2="10.786cm">
          <text:p/>
        </draw:line>
        <draw:line draw:style-name="gr345" draw:text-style-name="P15" draw:layer="layout" svg:x1="14.656cm" svg:y1="10.788cm" svg:x2="14.919cm" svg:y2="10.793cm">
          <text:p/>
        </draw:line>
        <draw:custom-shape draw:style-name="gr278" draw:text-style-name="P9" draw:layer="layout" svg:width="12.5cm" svg:height="5.5cm" svg:x="1.75cm" svg:y="16.551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2.5cm" svg:height="0.806cm" svg:x="1.75cm" svg:y="21.197cm">
          <draw:text-box>
            <text:p text:style-name="P7"><text:span text:style-name="T7">ОБЪЕКТ УПРАВЛЕНИЯ 2</text:span></text:p>
          </draw:text-box>
        </draw:frame>
        <draw:frame draw:style-name="gr279" draw:text-style-name="P10" xml:id="id17" draw:id="id17" draw:layer="layout" svg:width="4cm" svg:height="1.299cm" svg:x="5.9cm" svg:y="18.276cm">
          <draw:text-box>
            <text:p text:style-name="P7"><text:span text:style-name="T5">локальный</text:span></text:p>
            <text:p text:style-name="P7"><text:span text:style-name="T5">ПЛК</text:span></text:p>
          </draw:text-box>
        </draw:frame>
        <draw:frame draw:style-name="gr231" draw:text-style-name="P10" xml:id="id19" draw:id="id19" draw:layer="layout" svg:width="3.75cm" svg:height="1.249cm" svg:x="2.4cm" svg:y="19.798cm">
          <draw:text-box>
            <text:p text:style-name="P7"><text:span text:style-name="T5">датчики</text:span></text:p>
          </draw:text-box>
        </draw:frame>
        <draw:frame draw:style-name="gr231" draw:text-style-name="P10" xml:id="id20" draw:id="id20" draw:layer="layout" svg:width="4.05cm" svg:height="1.249cm" svg:x="9.6cm" svg:y="19.799cm">
          <draw:text-box>
            <text:p text:style-name="P7"><text:span text:style-name="T5">исполнительные механизмы</text:span></text:p>
          </draw:text-box>
        </draw:frame>
        <draw:frame draw:style-name="gr231" draw:text-style-name="P10" xml:id="id18" draw:id="id18" draw:layer="layout" svg:width="3cm" svg:height="1.249cm" svg:x="10.65cm" svg:y="18.295cm">
          <draw:text-box>
            <text:p text:style-name="P7"><text:span text:style-name="T5">интерфейс Оператора</text:span></text:p>
          </draw:text-box>
        </draw:frame>
        <draw:connector draw:style-name="gr232" draw:text-style-name="P9" draw:layer="layout" draw:type="line" svg:x1="9.9cm" svg:y1="18.925cm" svg:x2="10.65cm" svg:y2="18.919cm" draw:start-shape="id17" draw:start-glue-point="1" draw:end-shape="id18" draw:end-glue-point="3" svg:d="M9900 18925l750-6" svg:viewBox="0 0 751 7">
          <text:p/>
        </draw:connector>
        <draw:connector draw:style-name="gr233" draw:text-style-name="P9" draw:layer="layout" svg:x1="4.275cm" svg:y1="19.798cm" svg:x2="5.9cm" svg:y2="18.925cm" draw:start-shape="id19" draw:start-glue-point="0" draw:end-shape="id17" draw:end-glue-point="3" svg:d="M4275 19798v-873h1625" svg:viewBox="0 0 1626 874">
          <text:p/>
        </draw:connector>
        <draw:connector draw:style-name="gr234" draw:text-style-name="P9" draw:layer="layout" svg:x1="7.9cm" svg:y1="19.575cm" svg:x2="9.6cm" svg:y2="20.423cm" draw:start-shape="id17" draw:start-glue-point="2" draw:end-shape="id20" draw:end-glue-point="3" svg:d="M7900 19575v848h1700" svg:viewBox="0 0 1701 849">
          <text:p/>
        </draw:connector>
        <draw:frame draw:style-name="gr255" draw:text-style-name="P10" draw:layer="layout" svg:width="2.959cm" svg:height="1.249cm" svg:x="10.663cm" svg:y="16.795cm">
          <draw:text-box>
            <text:p text:style-name="P7"><text:span text:style-name="T5">сетевой интерфейс</text:span></text:p>
          </draw:text-box>
        </draw:frame>
        <draw:circle draw:style-name="gr346" draw:text-style-name="P15" draw:layer="layout" svg:width="0.1cm" svg:height="0.1cm" draw:transform="rotate (-1.5707963267949) translate (7.974cm 17.84cm)">
          <text:p/>
        </draw:circle>
        <draw:line draw:style-name="gr347" draw:text-style-name="P15" draw:layer="layout" svg:x1="7.924cm" svg:y1="17.912cm" svg:x2="7.926cm" svg:y2="18.329cm">
          <text:p/>
        </draw:line>
        <draw:line draw:style-name="gr348" draw:text-style-name="P15" draw:layer="layout" svg:x1="10.25cm" svg:y1="17.421cm" svg:x2="10.667cm" svg:y2="17.419cm">
          <text:p/>
        </draw:line>
        <draw:circle draw:style-name="gr349" draw:text-style-name="P15" draw:layer="layout" svg:width="0.1cm" svg:height="0.1cm" svg:x="9.66cm" svg:y="17.379cm">
          <text:p/>
        </draw:circle>
        <draw:line draw:style-name="gr350" draw:text-style-name="P15" draw:layer="layout" svg:x1="9.276cm" svg:y1="17.429cm" svg:x2="9.693cm" svg:y2="17.427cm">
          <text:p/>
        </draw:line>
        <draw:circle draw:style-name="gr351" draw:text-style-name="P15" draw:layer="layout" svg:width="0.1cm" svg:height="0.1cm" svg:x="10.16cm" svg:y="17.379cm">
          <text:p/>
        </draw:circle>
        <draw:line draw:style-name="gr352" draw:text-style-name="P15" draw:layer="layout" svg:x1="9.776cm" svg:y1="17.429cm" svg:x2="10.193cm" svg:y2="17.427cm">
          <text:p/>
        </draw:line>
        <draw:circle draw:style-name="gr353" draw:text-style-name="P15" draw:layer="layout" svg:width="0.1cm" svg:height="0.1cm" svg:x="9.16cm" svg:y="17.379cm">
          <text:p/>
        </draw:circle>
        <draw:line draw:style-name="gr354" draw:text-style-name="P15" draw:layer="layout" svg:x1="8.776cm" svg:y1="17.429cm" svg:x2="9.193cm" svg:y2="17.427cm">
          <text:p/>
        </draw:line>
        <draw:circle draw:style-name="gr355" draw:text-style-name="P15" draw:layer="layout" svg:width="0.1cm" svg:height="0.1cm" svg:x="8.66cm" svg:y="17.379cm">
          <text:p/>
        </draw:circle>
        <draw:line draw:style-name="gr356" draw:text-style-name="P15" draw:layer="layout" svg:x1="8.276cm" svg:y1="17.429cm" svg:x2="8.693cm" svg:y2="17.427cm">
          <text:p/>
        </draw:line>
        <draw:circle draw:style-name="gr357" draw:text-style-name="P15" draw:layer="layout" svg:width="0.1cm" svg:height="0.1cm" svg:x="8.16cm" svg:y="17.379cm">
          <text:p/>
        </draw:circle>
        <draw:line draw:style-name="gr358" draw:text-style-name="P15" draw:layer="layout" svg:x1="7.899cm" svg:y1="17.429cm" svg:x2="8.16cm" svg:y2="17.427cm">
          <text:p/>
        </draw:line>
        <draw:line draw:style-name="gr359" draw:text-style-name="P15" draw:layer="layout" svg:x1="7.923cm" svg:y1="17.429cm" svg:x2="7.923cm" svg:y2="17.823cm">
          <text:p/>
        </draw:line>
        <draw:custom-shape draw:style-name="gr278" draw:text-style-name="P9" draw:layer="layout" svg:width="12.5cm" svg:height="5.5cm" svg:x="1.75cm" svg:y="22.752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12.5cm" svg:height="0.806cm" svg:x="1.75cm" svg:y="27.398cm">
          <draw:text-box>
            <text:p text:style-name="P7"><text:span text:style-name="T7">ОБЪЕКТ УПРАВЛЕНИЯ 3</text:span></text:p>
          </draw:text-box>
        </draw:frame>
        <draw:frame draw:style-name="gr230" draw:text-style-name="P10" xml:id="id21" draw:id="id21" draw:layer="layout" svg:width="4cm" svg:height="1.198cm" svg:x="5.9cm" svg:y="24.527cm">
          <draw:text-box>
            <text:p text:style-name="P7"><text:span text:style-name="T5">ПЛК</text:span></text:p>
          </draw:text-box>
        </draw:frame>
        <draw:frame draw:style-name="gr231" draw:text-style-name="P10" xml:id="id23" draw:id="id23" draw:layer="layout" svg:width="3.75cm" svg:height="1.249cm" svg:x="2.4cm" svg:y="25.999cm">
          <draw:text-box>
            <text:p text:style-name="P7"><text:span text:style-name="T5">датчики</text:span></text:p>
          </draw:text-box>
        </draw:frame>
        <draw:frame draw:style-name="gr231" draw:text-style-name="P10" xml:id="id24" draw:id="id24" draw:layer="layout" svg:width="4.05cm" svg:height="1.249cm" svg:x="9.6cm" svg:y="26cm">
          <draw:text-box>
            <text:p text:style-name="P7"><text:span text:style-name="T5">исполнительные механизмы</text:span></text:p>
          </draw:text-box>
        </draw:frame>
        <draw:frame draw:style-name="gr231" draw:text-style-name="P10" xml:id="id22" draw:id="id22" draw:layer="layout" svg:width="3cm" svg:height="1.249cm" svg:x="10.65cm" svg:y="24.496cm">
          <draw:text-box>
            <text:p text:style-name="P7"><text:span text:style-name="T5">интерфейс Оператора</text:span></text:p>
          </draw:text-box>
        </draw:frame>
        <draw:connector draw:style-name="gr232" draw:text-style-name="P9" draw:layer="layout" draw:type="line" svg:x1="9.9cm" svg:y1="25.126cm" svg:x2="10.65cm" svg:y2="25.12cm" draw:start-shape="id21" draw:start-glue-point="1" draw:end-shape="id22" draw:end-glue-point="3" svg:d="M9900 25126l750-6" svg:viewBox="0 0 751 7">
          <text:p/>
        </draw:connector>
        <draw:connector draw:style-name="gr233" draw:text-style-name="P9" draw:layer="layout" svg:x1="4.275cm" svg:y1="25.999cm" svg:x2="5.9cm" svg:y2="25.126cm" draw:start-shape="id23" draw:start-glue-point="0" draw:end-shape="id21" draw:end-glue-point="3" svg:d="M4275 25999v-873h1625" svg:viewBox="0 0 1626 874">
          <text:p/>
        </draw:connector>
        <draw:connector draw:style-name="gr234" draw:text-style-name="P9" draw:layer="layout" svg:x1="7.9cm" svg:y1="25.725cm" svg:x2="9.6cm" svg:y2="26.624cm" draw:start-shape="id21" draw:start-glue-point="2" draw:end-shape="id24" draw:end-glue-point="3" svg:d="M7900 25725v899h1700" svg:viewBox="0 0 1701 900">
          <text:p/>
        </draw:connector>
        <draw:frame draw:style-name="gr255" draw:text-style-name="P10" draw:layer="layout" svg:width="2.959cm" svg:height="1.249cm" svg:x="10.663cm" svg:y="22.996cm">
          <draw:text-box>
            <text:p text:style-name="P7"><text:span text:style-name="T5">сетевой интерфейс</text:span></text:p>
          </draw:text-box>
        </draw:frame>
        <draw:circle draw:style-name="gr360" draw:text-style-name="P15" draw:layer="layout" svg:width="0.1cm" svg:height="0.1cm" draw:transform="rotate (-1.5707963267949) translate (7.974cm 24.041cm)">
          <text:p/>
        </draw:circle>
        <draw:line draw:style-name="gr361" draw:text-style-name="P15" draw:layer="layout" svg:x1="7.924cm" svg:y1="24.113cm" svg:x2="7.926cm" svg:y2="24.53cm">
          <text:p/>
        </draw:line>
        <draw:line draw:style-name="gr362" draw:text-style-name="P15" draw:layer="layout" svg:x1="10.25cm" svg:y1="23.622cm" svg:x2="10.667cm" svg:y2="23.62cm">
          <text:p/>
        </draw:line>
        <draw:circle draw:style-name="gr363" draw:text-style-name="P15" draw:layer="layout" svg:width="0.1cm" svg:height="0.1cm" svg:x="9.66cm" svg:y="23.58cm">
          <text:p/>
        </draw:circle>
        <draw:line draw:style-name="gr364" draw:text-style-name="P15" draw:layer="layout" svg:x1="9.276cm" svg:y1="23.63cm" svg:x2="9.693cm" svg:y2="23.628cm">
          <text:p/>
        </draw:line>
        <draw:circle draw:style-name="gr365" draw:text-style-name="P15" draw:layer="layout" svg:width="0.1cm" svg:height="0.1cm" svg:x="10.16cm" svg:y="23.58cm">
          <text:p/>
        </draw:circle>
        <draw:line draw:style-name="gr366" draw:text-style-name="P15" draw:layer="layout" svg:x1="9.776cm" svg:y1="23.63cm" svg:x2="10.193cm" svg:y2="23.628cm">
          <text:p/>
        </draw:line>
        <draw:circle draw:style-name="gr367" draw:text-style-name="P15" draw:layer="layout" svg:width="0.1cm" svg:height="0.1cm" svg:x="9.16cm" svg:y="23.58cm">
          <text:p/>
        </draw:circle>
        <draw:line draw:style-name="gr368" draw:text-style-name="P15" draw:layer="layout" svg:x1="8.776cm" svg:y1="23.63cm" svg:x2="9.193cm" svg:y2="23.628cm">
          <text:p/>
        </draw:line>
        <draw:circle draw:style-name="gr369" draw:text-style-name="P15" draw:layer="layout" svg:width="0.1cm" svg:height="0.1cm" svg:x="8.66cm" svg:y="23.58cm">
          <text:p/>
        </draw:circle>
        <draw:line draw:style-name="gr370" draw:text-style-name="P15" draw:layer="layout" svg:x1="8.276cm" svg:y1="23.63cm" svg:x2="8.693cm" svg:y2="23.628cm">
          <text:p/>
        </draw:line>
        <draw:circle draw:style-name="gr371" draw:text-style-name="P15" draw:layer="layout" svg:width="0.1cm" svg:height="0.1cm" svg:x="8.16cm" svg:y="23.58cm">
          <text:p/>
        </draw:circle>
        <draw:line draw:style-name="gr372" draw:text-style-name="P15" draw:layer="layout" svg:x1="7.899cm" svg:y1="23.63cm" svg:x2="8.16cm" svg:y2="23.628cm">
          <text:p/>
        </draw:line>
        <draw:line draw:style-name="gr373" draw:text-style-name="P15" draw:layer="layout" svg:x1="7.923cm" svg:y1="23.63cm" svg:x2="7.923cm" svg:y2="24.024cm">
          <text:p/>
        </draw:line>
        <draw:line draw:style-name="gr374" draw:text-style-name="P15" draw:layer="layout" svg:x1="13.629cm" svg:y1="16.986cm" svg:x2="14.046cm" svg:y2="16.984cm">
          <text:p/>
        </draw:line>
        <draw:circle draw:style-name="gr375" draw:text-style-name="P15" draw:layer="layout" svg:width="0.1cm" svg:height="0.1cm" svg:x="14.058cm" svg:y="16.934cm">
          <text:p/>
        </draw:circle>
        <draw:circle draw:style-name="gr376" draw:text-style-name="P15" draw:layer="layout" svg:width="0.1cm" svg:height="0.1cm" svg:x="14.558cm" svg:y="16.938cm">
          <text:p/>
        </draw:circle>
        <draw:line draw:style-name="gr377" draw:text-style-name="P15" draw:layer="layout" svg:x1="14.174cm" svg:y1="16.988cm" svg:x2="14.591cm" svg:y2="16.986cm">
          <text:p/>
        </draw:line>
        <draw:line draw:style-name="gr378" draw:text-style-name="P15" draw:layer="layout" svg:x1="14.668cm" svg:y1="16.988cm" svg:x2="14.931cm" svg:y2="16.993cm">
          <text:p/>
        </draw:line>
        <draw:line draw:style-name="gr379" draw:text-style-name="P15" draw:layer="layout" svg:x1="13.629cm" svg:y1="23.186cm" svg:x2="14.046cm" svg:y2="23.184cm">
          <text:p/>
        </draw:line>
        <draw:circle draw:style-name="gr380" draw:text-style-name="P15" draw:layer="layout" svg:width="0.1cm" svg:height="0.1cm" svg:x="14.058cm" svg:y="23.134cm">
          <text:p/>
        </draw:circle>
        <draw:circle draw:style-name="gr381" draw:text-style-name="P15" draw:layer="layout" svg:width="0.1cm" svg:height="0.1cm" svg:x="14.558cm" svg:y="23.138cm">
          <text:p/>
        </draw:circle>
        <draw:line draw:style-name="gr382" draw:text-style-name="P15" draw:layer="layout" svg:x1="14.174cm" svg:y1="23.188cm" svg:x2="14.591cm" svg:y2="23.186cm">
          <text:p/>
        </draw:line>
        <draw:line draw:style-name="gr383" draw:text-style-name="P15" draw:layer="layout" svg:x1="14.668cm" svg:y1="23.188cm" svg:x2="14.931cm" svg:y2="23.193cm">
          <text:p/>
        </draw:line>
        <draw:line draw:style-name="gr384" draw:text-style-name="P15" draw:layer="layout" svg:x1="13.629cm" svg:y1="11.586cm" svg:x2="14.046cm" svg:y2="11.584cm">
          <text:p/>
        </draw:line>
        <draw:circle draw:style-name="gr385" draw:text-style-name="P15" draw:layer="layout" svg:width="0.1cm" svg:height="0.1cm" svg:x="14.058cm" svg:y="11.534cm">
          <text:p/>
        </draw:circle>
        <draw:circle draw:style-name="gr386" draw:text-style-name="P15" draw:layer="layout" svg:width="0.1cm" svg:height="0.1cm" svg:x="14.558cm" svg:y="11.538cm">
          <text:p/>
        </draw:circle>
        <draw:line draw:style-name="gr387" draw:text-style-name="P15" draw:layer="layout" svg:x1="14.174cm" svg:y1="11.588cm" svg:x2="14.591cm" svg:y2="11.586cm">
          <text:p/>
        </draw:line>
        <draw:line draw:style-name="gr388" draw:text-style-name="P15" draw:layer="layout" svg:x1="14.668cm" svg:y1="11.588cm" svg:x2="14.931cm" svg:y2="11.593cm">
          <text:p/>
        </draw:line>
        <draw:line draw:style-name="gr389" draw:text-style-name="P15" draw:layer="layout" svg:x1="13.641cm" svg:y1="17.826cm" svg:x2="14.058cm" svg:y2="17.824cm">
          <text:p/>
        </draw:line>
        <draw:circle draw:style-name="gr390" draw:text-style-name="P15" draw:layer="layout" svg:width="0.1cm" svg:height="0.1cm" svg:x="14.07cm" svg:y="17.774cm">
          <text:p/>
        </draw:circle>
        <draw:circle draw:style-name="gr391" draw:text-style-name="P15" draw:layer="layout" svg:width="0.1cm" svg:height="0.1cm" svg:x="14.57cm" svg:y="17.778cm">
          <text:p/>
        </draw:circle>
        <draw:line draw:style-name="gr392" draw:text-style-name="P15" draw:layer="layout" svg:x1="14.186cm" svg:y1="17.828cm" svg:x2="14.603cm" svg:y2="17.826cm">
          <text:p/>
        </draw:line>
        <draw:line draw:style-name="gr393" draw:text-style-name="P15" draw:layer="layout" svg:x1="14.68cm" svg:y1="17.828cm" svg:x2="14.943cm" svg:y2="17.833cm">
          <text:p/>
        </draw:line>
        <draw:line draw:style-name="gr394" draw:text-style-name="P15" draw:layer="layout" svg:x1="13.641cm" svg:y1="24.038cm" svg:x2="14.058cm" svg:y2="24.036cm">
          <text:p/>
        </draw:line>
        <draw:circle draw:style-name="gr395" draw:text-style-name="P15" draw:layer="layout" svg:width="0.1cm" svg:height="0.1cm" svg:x="14.07cm" svg:y="23.986cm">
          <text:p/>
        </draw:circle>
        <draw:circle draw:style-name="gr396" draw:text-style-name="P15" draw:layer="layout" svg:width="0.1cm" svg:height="0.1cm" svg:x="14.57cm" svg:y="23.99cm">
          <text:p/>
        </draw:circle>
        <draw:line draw:style-name="gr397" draw:text-style-name="P15" draw:layer="layout" svg:x1="14.186cm" svg:y1="24.04cm" svg:x2="14.603cm" svg:y2="24.038cm">
          <text:p/>
        </draw:line>
        <draw:line draw:style-name="gr398" draw:text-style-name="P15" draw:layer="layout" svg:x1="14.68cm" svg:y1="24.04cm" svg:x2="14.943cm" svg:y2="24.045cm">
          <text:p/>
        </draw:line>
        <draw:line draw:style-name="gr399" draw:text-style-name="P15" draw:layer="layout" svg:x1="14.915cm" svg:y1="11.595cm" svg:x2="14.917cm" svg:y2="11.941cm">
          <text:p/>
        </draw:line>
        <draw:circle draw:style-name="gr400" draw:text-style-name="P15" draw:layer="layout" svg:width="0.1cm" svg:height="0.1cm" svg:x="14.872cm" svg:y="11.911cm">
          <text:p/>
        </draw:circle>
        <draw:line draw:style-name="gr401" draw:text-style-name="P15" draw:layer="layout" svg:x1="14.915cm" svg:y1="11.996cm" svg:x2="14.917cm" svg:y2="12.342cm">
          <text:p/>
        </draw:line>
        <draw:circle draw:style-name="gr402" draw:text-style-name="P15" draw:layer="layout" svg:width="0.1cm" svg:height="0.1cm" svg:x="14.872cm" svg:y="12.312cm">
          <text:p/>
        </draw:circle>
        <draw:line draw:style-name="gr403" draw:text-style-name="P15" draw:layer="layout" svg:x1="14.915cm" svg:y1="12.397cm" svg:x2="14.917cm" svg:y2="12.743cm">
          <text:p/>
        </draw:line>
        <draw:circle draw:style-name="gr404" draw:text-style-name="P15" draw:layer="layout" svg:width="0.1cm" svg:height="0.1cm" svg:x="14.872cm" svg:y="12.711cm">
          <text:p/>
        </draw:circle>
        <draw:line draw:style-name="gr405" draw:text-style-name="P15" draw:layer="layout" svg:x1="14.915cm" svg:y1="12.796cm" svg:x2="14.917cm" svg:y2="13.142cm">
          <text:p/>
        </draw:line>
        <draw:circle draw:style-name="gr406" draw:text-style-name="P15" draw:layer="layout" svg:width="0.1cm" svg:height="0.1cm" svg:x="14.872cm" svg:y="13.112cm">
          <text:p/>
        </draw:circle>
        <draw:line draw:style-name="gr407" draw:text-style-name="P15" draw:layer="layout" svg:x1="14.915cm" svg:y1="13.197cm" svg:x2="14.917cm" svg:y2="13.543cm">
          <text:p/>
        </draw:line>
        <draw:circle draw:style-name="gr408" draw:text-style-name="P15" draw:layer="layout" svg:width="0.1cm" svg:height="0.1cm" svg:x="14.872cm" svg:y="13.511cm">
          <text:p/>
        </draw:circle>
        <draw:line draw:style-name="gr409" draw:text-style-name="P15" draw:layer="layout" svg:x1="14.915cm" svg:y1="13.596cm" svg:x2="14.917cm" svg:y2="13.942cm">
          <text:p/>
        </draw:line>
        <draw:circle draw:style-name="gr410" draw:text-style-name="P15" draw:layer="layout" svg:width="0.1cm" svg:height="0.1cm" svg:x="14.872cm" svg:y="13.912cm">
          <text:p/>
        </draw:circle>
        <draw:line draw:style-name="gr411" draw:text-style-name="P15" draw:layer="layout" svg:x1="14.915cm" svg:y1="13.997cm" svg:x2="14.917cm" svg:y2="14.343cm">
          <text:p/>
        </draw:line>
        <draw:circle draw:style-name="gr412" draw:text-style-name="P15" draw:layer="layout" svg:width="0.1cm" svg:height="0.1cm" svg:x="14.872cm" svg:y="14.311cm">
          <text:p/>
        </draw:circle>
        <draw:line draw:style-name="gr413" draw:text-style-name="P15" draw:layer="layout" svg:x1="14.915cm" svg:y1="14.396cm" svg:x2="14.917cm" svg:y2="14.742cm">
          <text:p/>
        </draw:line>
        <draw:circle draw:style-name="gr414" draw:text-style-name="P15" draw:layer="layout" svg:width="0.1cm" svg:height="0.1cm" svg:x="14.872cm" svg:y="14.712cm">
          <text:p/>
        </draw:circle>
        <draw:line draw:style-name="gr415" draw:text-style-name="P15" draw:layer="layout" svg:x1="14.915cm" svg:y1="14.797cm" svg:x2="14.917cm" svg:y2="15.143cm">
          <text:p/>
        </draw:line>
        <draw:circle draw:style-name="gr416" draw:text-style-name="P15" draw:layer="layout" svg:width="0.1cm" svg:height="0.1cm" svg:x="14.872cm" svg:y="15.113cm">
          <text:p/>
        </draw:circle>
        <draw:line draw:style-name="gr417" draw:text-style-name="P15" draw:layer="layout" svg:x1="14.915cm" svg:y1="15.198cm" svg:x2="14.917cm" svg:y2="15.544cm">
          <text:p/>
        </draw:line>
        <draw:circle draw:style-name="gr418" draw:text-style-name="P15" draw:layer="layout" svg:width="0.1cm" svg:height="0.1cm" svg:x="14.872cm" svg:y="15.512cm">
          <text:p/>
        </draw:circle>
        <draw:line draw:style-name="gr419" draw:text-style-name="P15" draw:layer="layout" svg:x1="14.915cm" svg:y1="15.597cm" svg:x2="14.917cm" svg:y2="15.943cm">
          <text:p/>
        </draw:line>
        <draw:circle draw:style-name="gr420" draw:text-style-name="P15" draw:layer="layout" svg:width="0.1cm" svg:height="0.1cm" svg:x="14.872cm" svg:y="15.913cm">
          <text:p/>
        </draw:circle>
        <draw:line draw:style-name="gr421" draw:text-style-name="P15" draw:layer="layout" svg:x1="14.915cm" svg:y1="15.998cm" svg:x2="14.917cm" svg:y2="16.344cm">
          <text:p/>
        </draw:line>
        <draw:line draw:style-name="gr422" draw:text-style-name="P15" draw:layer="layout" svg:x1="14.915cm" svg:y1="16.223cm" svg:x2="14.917cm" svg:y2="16.569cm">
          <text:p/>
        </draw:line>
        <draw:circle draw:style-name="gr423" draw:text-style-name="P15" draw:layer="layout" svg:width="0.1cm" svg:height="0.1cm" svg:x="14.872cm" svg:y="16.539cm">
          <text:p/>
        </draw:circle>
        <draw:line draw:style-name="gr424" draw:text-style-name="P15" draw:layer="layout" svg:x1="14.915cm" svg:y1="16.624cm" svg:x2="14.917cm" svg:y2="16.97cm">
          <text:p/>
        </draw:line>
        <draw:line draw:style-name="gr425" draw:text-style-name="P15" draw:layer="layout" svg:x1="14.915cm" svg:y1="17.822cm" svg:x2="14.917cm" svg:y2="18.168cm">
          <text:p/>
        </draw:line>
        <draw:circle draw:style-name="gr426" draw:text-style-name="P15" draw:layer="layout" svg:width="0.1cm" svg:height="0.1cm" svg:x="14.872cm" svg:y="18.138cm">
          <text:p/>
        </draw:circle>
        <draw:line draw:style-name="gr427" draw:text-style-name="P15" draw:layer="layout" svg:x1="14.915cm" svg:y1="18.223cm" svg:x2="14.917cm" svg:y2="18.569cm">
          <text:p/>
        </draw:line>
        <draw:circle draw:style-name="gr428" draw:text-style-name="P15" draw:layer="layout" svg:width="0.1cm" svg:height="0.1cm" svg:x="14.872cm" svg:y="18.539cm">
          <text:p/>
        </draw:circle>
        <draw:line draw:style-name="gr429" draw:text-style-name="P15" draw:layer="layout" svg:x1="14.915cm" svg:y1="18.624cm" svg:x2="14.917cm" svg:y2="18.97cm">
          <text:p/>
        </draw:line>
        <draw:circle draw:style-name="gr430" draw:text-style-name="P15" draw:layer="layout" svg:width="0.1cm" svg:height="0.1cm" svg:x="14.872cm" svg:y="18.938cm">
          <text:p/>
        </draw:circle>
        <draw:line draw:style-name="gr431" draw:text-style-name="P15" draw:layer="layout" svg:x1="14.915cm" svg:y1="19.023cm" svg:x2="14.917cm" svg:y2="19.369cm">
          <text:p/>
        </draw:line>
        <draw:circle draw:style-name="gr432" draw:text-style-name="P15" draw:layer="layout" svg:width="0.1cm" svg:height="0.1cm" svg:x="14.872cm" svg:y="19.339cm">
          <text:p/>
        </draw:circle>
        <draw:line draw:style-name="gr433" draw:text-style-name="P15" draw:layer="layout" svg:x1="14.915cm" svg:y1="19.424cm" svg:x2="14.917cm" svg:y2="19.77cm">
          <text:p/>
        </draw:line>
        <draw:circle draw:style-name="gr434" draw:text-style-name="P15" draw:layer="layout" svg:width="0.1cm" svg:height="0.1cm" svg:x="14.872cm" svg:y="19.738cm">
          <text:p/>
        </draw:circle>
        <draw:line draw:style-name="gr435" draw:text-style-name="P15" draw:layer="layout" svg:x1="14.915cm" svg:y1="19.823cm" svg:x2="14.917cm" svg:y2="20.169cm">
          <text:p/>
        </draw:line>
        <draw:circle draw:style-name="gr436" draw:text-style-name="P15" draw:layer="layout" svg:width="0.1cm" svg:height="0.1cm" svg:x="14.872cm" svg:y="20.139cm">
          <text:p/>
        </draw:circle>
        <draw:line draw:style-name="gr437" draw:text-style-name="P15" draw:layer="layout" svg:x1="14.915cm" svg:y1="20.224cm" svg:x2="14.917cm" svg:y2="20.57cm">
          <text:p/>
        </draw:line>
        <draw:circle draw:style-name="gr438" draw:text-style-name="P15" draw:layer="layout" svg:width="0.1cm" svg:height="0.1cm" svg:x="14.872cm" svg:y="20.538cm">
          <text:p/>
        </draw:circle>
        <draw:line draw:style-name="gr439" draw:text-style-name="P15" draw:layer="layout" svg:x1="14.915cm" svg:y1="20.623cm" svg:x2="14.917cm" svg:y2="20.969cm">
          <text:p/>
        </draw:line>
        <draw:circle draw:style-name="gr440" draw:text-style-name="P15" draw:layer="layout" svg:width="0.1cm" svg:height="0.1cm" svg:x="14.872cm" svg:y="20.939cm">
          <text:p/>
        </draw:circle>
        <draw:line draw:style-name="gr441" draw:text-style-name="P15" draw:layer="layout" svg:x1="14.915cm" svg:y1="21.024cm" svg:x2="14.917cm" svg:y2="21.37cm">
          <text:p/>
        </draw:line>
        <draw:circle draw:style-name="gr442" draw:text-style-name="P15" draw:layer="layout" svg:width="0.1cm" svg:height="0.1cm" svg:x="14.872cm" svg:y="21.34cm">
          <text:p/>
        </draw:circle>
        <draw:line draw:style-name="gr443" draw:text-style-name="P15" draw:layer="layout" svg:x1="14.915cm" svg:y1="21.425cm" svg:x2="14.917cm" svg:y2="21.771cm">
          <text:p/>
        </draw:line>
        <draw:circle draw:style-name="gr444" draw:text-style-name="P15" draw:layer="layout" svg:width="0.1cm" svg:height="0.1cm" svg:x="14.872cm" svg:y="21.739cm">
          <text:p/>
        </draw:circle>
        <draw:line draw:style-name="gr445" draw:text-style-name="P15" draw:layer="layout" svg:x1="14.915cm" svg:y1="21.824cm" svg:x2="14.917cm" svg:y2="22.17cm">
          <text:p/>
        </draw:line>
        <draw:circle draw:style-name="gr446" draw:text-style-name="P15" draw:layer="layout" svg:width="0.1cm" svg:height="0.1cm" svg:x="14.872cm" svg:y="22.14cm">
          <text:p/>
        </draw:circle>
        <draw:line draw:style-name="gr447" draw:text-style-name="P15" draw:layer="layout" svg:x1="14.915cm" svg:y1="22.225cm" svg:x2="14.917cm" svg:y2="22.571cm">
          <text:p/>
        </draw:line>
        <draw:line draw:style-name="gr448" draw:text-style-name="P15" draw:layer="layout" svg:x1="14.915cm" svg:y1="22.45cm" svg:x2="14.917cm" svg:y2="22.796cm">
          <text:p/>
        </draw:line>
        <draw:circle draw:style-name="gr449" draw:text-style-name="P15" draw:layer="layout" svg:width="0.1cm" svg:height="0.1cm" svg:x="14.872cm" svg:y="22.766cm">
          <text:p/>
        </draw:circle>
        <draw:line draw:style-name="gr450" draw:text-style-name="P15" draw:layer="layout" svg:x1="14.915cm" svg:y1="22.851cm" svg:x2="14.917cm" svg:y2="23.197cm">
          <text:p/>
        </draw:line>
        <draw:circle draw:style-name="gr451" draw:text-style-name="P15" draw:layer="layout" svg:width="0.1cm" svg:height="0.1cm" svg:x="14.961cm" svg:y="23.99cm">
          <text:p/>
        </draw:circle>
        <draw:circle draw:style-name="gr452" draw:text-style-name="P15" draw:layer="layout" svg:width="0.1cm" svg:height="0.1cm" svg:x="15.344cm" svg:y="23.99cm">
          <text:p/>
        </draw:circle>
        <draw:line draw:style-name="gr453" draw:text-style-name="P15" draw:layer="layout" svg:x1="15.454cm" svg:y1="24.04cm" svg:x2="15.717cm" svg:y2="24.045cm">
          <text:p/>
        </draw:line>
        <draw:circle draw:style-name="gr454" draw:text-style-name="P15" draw:layer="layout" svg:width="0.1cm" svg:height="0.1cm" svg:x="15.735cm" svg:y="23.99cm">
          <text:p/>
        </draw:circle>
        <draw:line draw:style-name="gr455" draw:text-style-name="P15" draw:layer="layout" svg:x1="15.081cm" svg:y1="24.041cm" svg:x2="15.344cm" svg:y2="24.046cm">
          <text:p/>
        </draw:line>
        <draw:line draw:style-name="gr456" draw:text-style-name="P15" draw:layer="layout" svg:x1="15.815cm" svg:y1="17.823cm" svg:x2="15.817cm" svg:y2="18.169cm">
          <text:p/>
        </draw:line>
        <draw:circle draw:style-name="gr457" draw:text-style-name="P15" draw:layer="layout" svg:width="0.1cm" svg:height="0.1cm" svg:x="15.772cm" svg:y="18.139cm">
          <text:p/>
        </draw:circle>
        <draw:line draw:style-name="gr458" draw:text-style-name="P15" draw:layer="layout" svg:x1="15.815cm" svg:y1="18.224cm" svg:x2="15.817cm" svg:y2="18.57cm">
          <text:p/>
        </draw:line>
        <draw:circle draw:style-name="gr459" draw:text-style-name="P15" draw:layer="layout" svg:width="0.1cm" svg:height="0.1cm" svg:x="15.772cm" svg:y="18.54cm">
          <text:p/>
        </draw:circle>
        <draw:line draw:style-name="gr460" draw:text-style-name="P15" draw:layer="layout" svg:x1="15.815cm" svg:y1="18.625cm" svg:x2="15.817cm" svg:y2="18.971cm">
          <text:p/>
        </draw:line>
        <draw:circle draw:style-name="gr461" draw:text-style-name="P15" draw:layer="layout" svg:width="0.1cm" svg:height="0.1cm" svg:x="15.772cm" svg:y="18.939cm">
          <text:p/>
        </draw:circle>
        <draw:line draw:style-name="gr462" draw:text-style-name="P15" draw:layer="layout" svg:x1="15.815cm" svg:y1="19.024cm" svg:x2="15.817cm" svg:y2="19.37cm">
          <text:p/>
        </draw:line>
        <draw:circle draw:style-name="gr463" draw:text-style-name="P15" draw:layer="layout" svg:width="0.1cm" svg:height="0.1cm" svg:x="15.772cm" svg:y="19.34cm">
          <text:p/>
        </draw:circle>
        <draw:line draw:style-name="gr464" draw:text-style-name="P15" draw:layer="layout" svg:x1="15.815cm" svg:y1="19.425cm" svg:x2="15.817cm" svg:y2="19.771cm">
          <text:p/>
        </draw:line>
        <draw:circle draw:style-name="gr465" draw:text-style-name="P15" draw:layer="layout" svg:width="0.1cm" svg:height="0.1cm" svg:x="15.772cm" svg:y="19.739cm">
          <text:p/>
        </draw:circle>
        <draw:line draw:style-name="gr466" draw:text-style-name="P15" draw:layer="layout" svg:x1="15.815cm" svg:y1="19.824cm" svg:x2="15.817cm" svg:y2="20.17cm">
          <text:p/>
        </draw:line>
        <draw:circle draw:style-name="gr467" draw:text-style-name="P15" draw:layer="layout" svg:width="0.1cm" svg:height="0.1cm" svg:x="15.772cm" svg:y="20.14cm">
          <text:p/>
        </draw:circle>
        <draw:line draw:style-name="gr468" draw:text-style-name="P15" draw:layer="layout" svg:x1="15.815cm" svg:y1="20.225cm" svg:x2="15.817cm" svg:y2="20.571cm">
          <text:p/>
        </draw:line>
        <draw:circle draw:style-name="gr469" draw:text-style-name="P15" draw:layer="layout" svg:width="0.1cm" svg:height="0.1cm" svg:x="15.772cm" svg:y="20.539cm">
          <text:p/>
        </draw:circle>
        <draw:line draw:style-name="gr470" draw:text-style-name="P15" draw:layer="layout" svg:x1="15.815cm" svg:y1="20.624cm" svg:x2="15.817cm" svg:y2="20.97cm">
          <text:p/>
        </draw:line>
        <draw:circle draw:style-name="gr471" draw:text-style-name="P15" draw:layer="layout" svg:width="0.1cm" svg:height="0.1cm" svg:x="15.772cm" svg:y="20.94cm">
          <text:p/>
        </draw:circle>
        <draw:line draw:style-name="gr472" draw:text-style-name="P15" draw:layer="layout" svg:x1="15.815cm" svg:y1="21.025cm" svg:x2="15.817cm" svg:y2="21.371cm">
          <text:p/>
        </draw:line>
        <draw:circle draw:style-name="gr473" draw:text-style-name="P15" draw:layer="layout" svg:width="0.1cm" svg:height="0.1cm" svg:x="15.772cm" svg:y="21.341cm">
          <text:p/>
        </draw:circle>
        <draw:line draw:style-name="gr474" draw:text-style-name="P15" draw:layer="layout" svg:x1="15.815cm" svg:y1="21.426cm" svg:x2="15.817cm" svg:y2="21.772cm">
          <text:p/>
        </draw:line>
        <draw:circle draw:style-name="gr475" draw:text-style-name="P15" draw:layer="layout" svg:width="0.1cm" svg:height="0.1cm" svg:x="15.772cm" svg:y="21.74cm">
          <text:p/>
        </draw:circle>
        <draw:line draw:style-name="gr476" draw:text-style-name="P15" draw:layer="layout" svg:x1="15.815cm" svg:y1="21.825cm" svg:x2="15.817cm" svg:y2="22.171cm">
          <text:p/>
        </draw:line>
        <draw:circle draw:style-name="gr477" draw:text-style-name="P15" draw:layer="layout" svg:width="0.1cm" svg:height="0.1cm" svg:x="15.772cm" svg:y="22.141cm">
          <text:p/>
        </draw:circle>
        <draw:line draw:style-name="gr478" draw:text-style-name="P15" draw:layer="layout" svg:x1="15.815cm" svg:y1="22.226cm" svg:x2="15.817cm" svg:y2="22.572cm">
          <text:p/>
        </draw:line>
        <draw:line draw:style-name="gr479" draw:text-style-name="P15" draw:layer="layout" svg:x1="15.815cm" svg:y1="22.451cm" svg:x2="15.817cm" svg:y2="22.797cm">
          <text:p/>
        </draw:line>
        <draw:circle draw:style-name="gr480" draw:text-style-name="P15" draw:layer="layout" svg:width="0.1cm" svg:height="0.1cm" svg:x="15.772cm" svg:y="22.767cm">
          <text:p/>
        </draw:circle>
        <draw:line draw:style-name="gr481" draw:text-style-name="P15" draw:layer="layout" svg:x1="15.815cm" svg:y1="22.852cm" svg:x2="15.817cm" svg:y2="23.198cm">
          <text:p/>
        </draw:line>
        <draw:circle draw:style-name="gr482" draw:text-style-name="P15" draw:layer="layout" svg:width="0.1cm" svg:height="0.1cm" svg:x="15.772cm" svg:y="23.168cm">
          <text:p/>
        </draw:circle>
        <draw:line draw:style-name="gr483" draw:text-style-name="P15" draw:layer="layout" svg:x1="15.815cm" svg:y1="23.253cm" svg:x2="15.817cm" svg:y2="23.599cm">
          <text:p/>
        </draw:line>
        <draw:circle draw:style-name="gr484" draw:text-style-name="P15" draw:layer="layout" svg:width="0.1cm" svg:height="0.1cm" svg:x="15.772cm" svg:y="23.568cm">
          <text:p/>
        </draw:circle>
        <draw:line draw:style-name="gr485" draw:text-style-name="P15" draw:layer="layout" svg:x1="15.815cm" svg:y1="23.653cm" svg:x2="15.817cm" svg:y2="23.999cm">
          <text:p/>
        </draw:line>
        <draw:line draw:style-name="gr486" draw:text-style-name="P15" draw:layer="layout" svg:x1="15.815cm" svg:y1="12.024cm" svg:x2="15.817cm" svg:y2="12.37cm">
          <text:p/>
        </draw:line>
        <draw:circle draw:style-name="gr487" draw:text-style-name="P15" draw:layer="layout" svg:width="0.1cm" svg:height="0.1cm" svg:x="15.772cm" svg:y="12.34cm">
          <text:p/>
        </draw:circle>
        <draw:line draw:style-name="gr488" draw:text-style-name="P15" draw:layer="layout" svg:x1="15.815cm" svg:y1="12.425cm" svg:x2="15.817cm" svg:y2="12.771cm">
          <text:p/>
        </draw:line>
        <draw:circle draw:style-name="gr489" draw:text-style-name="P15" draw:layer="layout" svg:width="0.1cm" svg:height="0.1cm" svg:x="15.772cm" svg:y="12.741cm">
          <text:p/>
        </draw:circle>
        <draw:line draw:style-name="gr490" draw:text-style-name="P15" draw:layer="layout" svg:x1="15.815cm" svg:y1="12.826cm" svg:x2="15.817cm" svg:y2="13.172cm">
          <text:p/>
        </draw:line>
        <draw:circle draw:style-name="gr491" draw:text-style-name="P15" draw:layer="layout" svg:width="0.1cm" svg:height="0.1cm" svg:x="15.772cm" svg:y="13.14cm">
          <text:p/>
        </draw:circle>
        <draw:line draw:style-name="gr492" draw:text-style-name="P15" draw:layer="layout" svg:x1="15.815cm" svg:y1="13.225cm" svg:x2="15.817cm" svg:y2="13.571cm">
          <text:p/>
        </draw:line>
        <draw:circle draw:style-name="gr493" draw:text-style-name="P15" draw:layer="layout" svg:width="0.1cm" svg:height="0.1cm" svg:x="15.772cm" svg:y="13.541cm">
          <text:p/>
        </draw:circle>
        <draw:line draw:style-name="gr494" draw:text-style-name="P15" draw:layer="layout" svg:x1="15.815cm" svg:y1="13.626cm" svg:x2="15.817cm" svg:y2="13.972cm">
          <text:p/>
        </draw:line>
        <draw:circle draw:style-name="gr495" draw:text-style-name="P15" draw:layer="layout" svg:width="0.1cm" svg:height="0.1cm" svg:x="15.772cm" svg:y="13.94cm">
          <text:p/>
        </draw:circle>
        <draw:line draw:style-name="gr496" draw:text-style-name="P15" draw:layer="layout" svg:x1="15.815cm" svg:y1="14.025cm" svg:x2="15.817cm" svg:y2="14.371cm">
          <text:p/>
        </draw:line>
        <draw:circle draw:style-name="gr497" draw:text-style-name="P15" draw:layer="layout" svg:width="0.1cm" svg:height="0.1cm" svg:x="15.772cm" svg:y="14.341cm">
          <text:p/>
        </draw:circle>
        <draw:line draw:style-name="gr498" draw:text-style-name="P15" draw:layer="layout" svg:x1="15.815cm" svg:y1="14.426cm" svg:x2="15.817cm" svg:y2="14.772cm">
          <text:p/>
        </draw:line>
        <draw:circle draw:style-name="gr499" draw:text-style-name="P15" draw:layer="layout" svg:width="0.1cm" svg:height="0.1cm" svg:x="15.772cm" svg:y="14.74cm">
          <text:p/>
        </draw:circle>
        <draw:line draw:style-name="gr500" draw:text-style-name="P15" draw:layer="layout" svg:x1="15.815cm" svg:y1="14.825cm" svg:x2="15.817cm" svg:y2="15.171cm">
          <text:p/>
        </draw:line>
        <draw:circle draw:style-name="gr501" draw:text-style-name="P15" draw:layer="layout" svg:width="0.1cm" svg:height="0.1cm" svg:x="15.772cm" svg:y="15.141cm">
          <text:p/>
        </draw:circle>
        <draw:line draw:style-name="gr502" draw:text-style-name="P15" draw:layer="layout" svg:x1="15.815cm" svg:y1="15.226cm" svg:x2="15.817cm" svg:y2="15.572cm">
          <text:p/>
        </draw:line>
        <draw:circle draw:style-name="gr503" draw:text-style-name="P15" draw:layer="layout" svg:width="0.1cm" svg:height="0.1cm" svg:x="15.772cm" svg:y="15.542cm">
          <text:p/>
        </draw:circle>
        <draw:line draw:style-name="gr504" draw:text-style-name="P15" draw:layer="layout" svg:x1="15.815cm" svg:y1="15.627cm" svg:x2="15.817cm" svg:y2="15.973cm">
          <text:p/>
        </draw:line>
        <draw:circle draw:style-name="gr505" draw:text-style-name="P15" draw:layer="layout" svg:width="0.1cm" svg:height="0.1cm" svg:x="15.772cm" svg:y="15.941cm">
          <text:p/>
        </draw:circle>
        <draw:line draw:style-name="gr506" draw:text-style-name="P15" draw:layer="layout" svg:x1="15.815cm" svg:y1="16.026cm" svg:x2="15.817cm" svg:y2="16.372cm">
          <text:p/>
        </draw:line>
        <draw:circle draw:style-name="gr507" draw:text-style-name="P15" draw:layer="layout" svg:width="0.1cm" svg:height="0.1cm" svg:x="15.772cm" svg:y="16.342cm">
          <text:p/>
        </draw:circle>
        <draw:line draw:style-name="gr508" draw:text-style-name="P15" draw:layer="layout" svg:x1="15.815cm" svg:y1="16.427cm" svg:x2="15.817cm" svg:y2="16.773cm">
          <text:p/>
        </draw:line>
        <draw:line draw:style-name="gr509" draw:text-style-name="P15" draw:layer="layout" svg:x1="15.815cm" svg:y1="16.652cm" svg:x2="15.817cm" svg:y2="16.998cm">
          <text:p/>
        </draw:line>
        <draw:circle draw:style-name="gr510" draw:text-style-name="P15" draw:layer="layout" svg:width="0.1cm" svg:height="0.1cm" svg:x="15.772cm" svg:y="16.968cm">
          <text:p/>
        </draw:circle>
        <draw:line draw:style-name="gr511" draw:text-style-name="P15" draw:layer="layout" svg:x1="15.815cm" svg:y1="17.053cm" svg:x2="15.817cm" svg:y2="17.399cm">
          <text:p/>
        </draw:line>
        <draw:circle draw:style-name="gr512" draw:text-style-name="P15" draw:layer="layout" svg:width="0.1cm" svg:height="0.1cm" svg:x="15.772cm" svg:y="17.369cm">
          <text:p/>
        </draw:circle>
        <draw:line draw:style-name="gr513" draw:text-style-name="P15" draw:layer="layout" svg:x1="15.815cm" svg:y1="17.454cm" svg:x2="15.817cm" svg:y2="17.8cm">
          <text:p/>
        </draw:line>
        <draw:circle draw:style-name="gr514" draw:text-style-name="P15" draw:layer="layout" svg:width="0.1cm" svg:height="0.1cm" svg:x="15.772cm" svg:y="17.769cm">
          <text:p/>
        </draw:circle>
        <draw:line draw:style-name="gr515" draw:text-style-name="P15" draw:layer="layout" svg:x1="15.815cm" svg:y1="10.425cm" svg:x2="15.817cm" svg:y2="10.771cm">
          <text:p/>
        </draw:line>
        <draw:circle draw:style-name="gr516" draw:text-style-name="P15" draw:layer="layout" svg:width="0.1cm" svg:height="0.1cm" svg:x="15.772cm" svg:y="10.741cm">
          <text:p/>
        </draw:circle>
        <draw:line draw:style-name="gr517" draw:text-style-name="P15" draw:layer="layout" svg:x1="15.815cm" svg:y1="10.826cm" svg:x2="15.817cm" svg:y2="11.172cm">
          <text:p/>
        </draw:line>
        <draw:circle draw:style-name="gr518" draw:text-style-name="P15" draw:layer="layout" svg:width="0.1cm" svg:height="0.1cm" svg:x="15.772cm" svg:y="11.142cm">
          <text:p/>
        </draw:circle>
        <draw:line draw:style-name="gr519" draw:text-style-name="P15" draw:layer="layout" svg:x1="15.815cm" svg:y1="11.227cm" svg:x2="15.817cm" svg:y2="11.573cm">
          <text:p/>
        </draw:line>
        <draw:circle draw:style-name="gr520" draw:text-style-name="P15" draw:layer="layout" svg:width="0.1cm" svg:height="0.1cm" svg:x="15.772cm" svg:y="11.541cm">
          <text:p/>
        </draw:circle>
        <draw:line draw:style-name="gr521" draw:text-style-name="P15" draw:layer="layout" svg:x1="15.815cm" svg:y1="11.626cm" svg:x2="15.817cm" svg:y2="11.972cm">
          <text:p/>
        </draw:line>
        <draw:circle draw:style-name="gr522" draw:text-style-name="P15" draw:layer="layout" svg:width="0.1cm" svg:height="0.1cm" svg:x="15.772cm" svg:y="11.942cm">
          <text:p/>
        </draw:circle>
        <draw:line draw:style-name="gr523" draw:text-style-name="P15" draw:layer="layout" svg:x1="15.815cm" svg:y1="9.225cm" svg:x2="15.817cm" svg:y2="9.571cm">
          <text:p/>
        </draw:line>
        <draw:circle draw:style-name="gr524" draw:text-style-name="P15" draw:layer="layout" svg:width="0.1cm" svg:height="0.1cm" svg:x="15.772cm" svg:y="9.541cm">
          <text:p/>
        </draw:circle>
        <draw:line draw:style-name="gr525" draw:text-style-name="P15" draw:layer="layout" svg:x1="15.815cm" svg:y1="9.626cm" svg:x2="15.817cm" svg:y2="9.972cm">
          <text:p/>
        </draw:line>
        <draw:circle draw:style-name="gr526" draw:text-style-name="P15" draw:layer="layout" svg:width="0.1cm" svg:height="0.1cm" svg:x="15.772cm" svg:y="9.942cm">
          <text:p/>
        </draw:circle>
        <draw:line draw:style-name="gr527" draw:text-style-name="P15" draw:layer="layout" svg:x1="15.815cm" svg:y1="10.027cm" svg:x2="15.817cm" svg:y2="10.373cm">
          <text:p/>
        </draw:line>
        <draw:circle draw:style-name="gr528" draw:text-style-name="P15" draw:layer="layout" svg:width="0.1cm" svg:height="0.1cm" svg:x="15.772cm" svg:y="10.341cm">
          <text:p/>
        </draw:circle>
        <draw:circle draw:style-name="gr529" draw:text-style-name="P15" draw:layer="layout" svg:width="0.1cm" svg:height="0.1cm" svg:x="11.736cm" svg:y="9.085cm">
          <text:p/>
        </draw:circle>
        <draw:line draw:style-name="gr530" draw:text-style-name="P15" draw:layer="layout" svg:x1="11.352cm" svg:y1="9.135cm" svg:x2="11.769cm" svg:y2="9.133cm">
          <text:p/>
        </draw:line>
        <draw:circle draw:style-name="gr531" draw:text-style-name="P15" draw:layer="layout" svg:width="0.1cm" svg:height="0.1cm" svg:x="15.246cm" svg:y="9.084cm">
          <text:p/>
        </draw:circle>
        <draw:line draw:style-name="gr532" draw:text-style-name="P15" draw:layer="layout" svg:x1="14.862cm" svg:y1="9.134cm" svg:x2="15.279cm" svg:y2="9.132cm">
          <text:p/>
        </draw:line>
        <draw:circle draw:style-name="gr533" draw:text-style-name="P15" draw:layer="layout" svg:width="0.1cm" svg:height="0.1cm" svg:x="12.236cm" svg:y="9.085cm">
          <text:p/>
        </draw:circle>
        <draw:line draw:style-name="gr534" draw:text-style-name="P15" draw:layer="layout" svg:x1="11.852cm" svg:y1="9.135cm" svg:x2="12.269cm" svg:y2="9.133cm">
          <text:p/>
        </draw:line>
        <draw:circle draw:style-name="gr535" draw:text-style-name="P15" draw:layer="layout" svg:width="0.1cm" svg:height="0.1cm" svg:x="12.736cm" svg:y="9.085cm">
          <text:p/>
        </draw:circle>
        <draw:line draw:style-name="gr536" draw:text-style-name="P15" draw:layer="layout" svg:x1="12.352cm" svg:y1="9.135cm" svg:x2="12.769cm" svg:y2="9.133cm">
          <text:p/>
        </draw:line>
        <draw:circle draw:style-name="gr537" draw:text-style-name="P15" draw:layer="layout" svg:width="0.1cm" svg:height="0.1cm" svg:x="13.236cm" svg:y="9.085cm">
          <text:p/>
        </draw:circle>
        <draw:line draw:style-name="gr538" draw:text-style-name="P15" draw:layer="layout" svg:x1="12.852cm" svg:y1="9.135cm" svg:x2="13.269cm" svg:y2="9.133cm">
          <text:p/>
        </draw:line>
        <draw:circle draw:style-name="gr539" draw:text-style-name="P15" draw:layer="layout" svg:width="0.1cm" svg:height="0.1cm" svg:x="13.736cm" svg:y="9.085cm">
          <text:p/>
        </draw:circle>
        <draw:line draw:style-name="gr540" draw:text-style-name="P15" draw:layer="layout" svg:x1="13.352cm" svg:y1="9.135cm" svg:x2="13.769cm" svg:y2="9.133cm">
          <text:p/>
        </draw:line>
        <draw:circle draw:style-name="gr541" draw:text-style-name="P15" draw:layer="layout" svg:width="0.1cm" svg:height="0.1cm" svg:x="14.236cm" svg:y="9.085cm">
          <text:p/>
        </draw:circle>
        <draw:line draw:style-name="gr542" draw:text-style-name="P15" draw:layer="layout" svg:x1="13.852cm" svg:y1="9.135cm" svg:x2="14.269cm" svg:y2="9.133cm">
          <text:p/>
        </draw:line>
        <draw:circle draw:style-name="gr543" draw:text-style-name="P15" draw:layer="layout" svg:width="0.1cm" svg:height="0.1cm" svg:x="14.736cm" svg:y="9.085cm">
          <text:p/>
        </draw:circle>
        <draw:line draw:style-name="gr544" draw:text-style-name="P15" draw:layer="layout" svg:x1="14.352cm" svg:y1="9.135cm" svg:x2="14.769cm" svg:y2="9.133cm">
          <text:p/>
        </draw:line>
        <draw:circle draw:style-name="gr545" draw:text-style-name="P15" draw:layer="layout" svg:width="0.1cm" svg:height="0.1cm" svg:x="15.746cm" svg:y="9.084cm">
          <text:p/>
        </draw:circle>
        <draw:line draw:style-name="gr546" draw:text-style-name="P15" draw:layer="layout" svg:x1="15.362cm" svg:y1="9.134cm" svg:x2="15.779cm" svg:y2="9.132cm">
          <text:p/>
        </draw:line>
        <draw:circle draw:style-name="gr547" draw:text-style-name="P15" draw:layer="layout" svg:width="0.1cm" svg:height="0.1cm" svg:x="11.236cm" svg:y="9.085cm">
          <text:p/>
        </draw:circle>
        <draw:line draw:style-name="gr548" draw:text-style-name="P15" draw:layer="layout" svg:x1="10.852cm" svg:y1="9.135cm" svg:x2="11.269cm" svg:y2="9.133cm">
          <text:p/>
        </draw:line>
        <draw:circle draw:style-name="gr549" draw:text-style-name="P15" draw:layer="layout" svg:width="0.1cm" svg:height="0.1cm" svg:x="10.736cm" svg:y="9.085cm">
          <text:p/>
        </draw:circle>
        <draw:circle draw:style-name="gr550" draw:text-style-name="P15" draw:layer="layout" svg:width="0.1cm" svg:height="0.1cm" draw:transform="rotate (-1.5707963267949) translate (10.641cm 7.324cm)">
          <text:p/>
        </draw:circle>
        <draw:line draw:style-name="gr551" draw:text-style-name="P15" draw:layer="layout" svg:x1="10.591cm" svg:y1="6.963cm" svg:x2="10.593cm" svg:y2="7.309cm">
          <text:p/>
        </draw:line>
        <draw:circle draw:style-name="gr552" draw:text-style-name="P15" draw:layer="layout" svg:width="0.1cm" svg:height="0.1cm" svg:x="10.542cm" svg:y="7.8cm">
          <text:p/>
        </draw:circle>
        <draw:line draw:style-name="gr553" draw:text-style-name="P15" draw:layer="layout" svg:x1="10.591cm" svg:y1="7.435cm" svg:x2="10.593cm" svg:y2="7.781cm">
          <text:p/>
        </draw:line>
        <draw:circle draw:style-name="gr554" draw:text-style-name="P15" draw:layer="layout" svg:width="0.1cm" svg:height="0.1cm" svg:x="10.542cm" svg:y="8.684cm">
          <text:p/>
        </draw:circle>
        <draw:line draw:style-name="gr555" draw:text-style-name="P15" draw:layer="layout" svg:x1="10.591cm" svg:y1="7.921cm" svg:x2="10.593cm" svg:y2="8.267cm">
          <text:p/>
        </draw:line>
        <draw:line draw:style-name="gr556" draw:text-style-name="P15" draw:layer="layout" svg:x1="10.593cm" svg:y1="8.76cm" svg:x2="10.593cm" svg:y2="9.162cm">
          <text:p/>
        </draw:line>
        <draw:line draw:style-name="gr557" draw:text-style-name="P15" draw:layer="layout" svg:x1="10.568cm" svg:y1="9.135cm" svg:x2="10.741cm" svg:y2="9.135cm">
          <text:p/>
        </draw:line>
        <draw:frame draw:style-name="gr231" draw:text-style-name="P10" draw:layer="layout" svg:width="4cm" svg:height="1.249cm" svg:x="13.9cm" svg:y="7.18cm">
          <draw:text-box>
            <text:p text:style-name="P7"><text:span text:style-name="T5">хранилище данных</text:span></text:p>
          </draw:text-box>
        </draw:frame>
        <draw:circle draw:style-name="gr558" draw:text-style-name="P15" draw:layer="layout" svg:width="0.1cm" svg:height="0.1cm" svg:x="12.892cm" svg:y="7.762cm">
          <text:p/>
        </draw:circle>
        <draw:circle draw:style-name="gr559" draw:text-style-name="P15" draw:layer="layout" svg:width="0.1cm" svg:height="0.1cm" svg:x="13.392cm" svg:y="7.762cm">
          <text:p/>
        </draw:circle>
        <draw:line draw:style-name="gr560" draw:text-style-name="P15" draw:layer="layout" svg:x1="13.008cm" svg:y1="7.812cm" svg:x2="13.425cm" svg:y2="7.81cm">
          <text:p/>
        </draw:line>
        <draw:line draw:style-name="gr561" draw:text-style-name="P15" draw:layer="layout" svg:x1="13.509cm" svg:y1="7.812cm" svg:x2="13.926cm" svg:y2="7.81cm">
          <text:p/>
        </draw:line>
        <draw:circle draw:style-name="gr562" draw:text-style-name="P15" draw:layer="layout" svg:width="0.1cm" svg:height="0.1cm" draw:transform="rotate (-1.5707963267949) translate (11.389cm 5.962cm)">
          <text:p/>
        </draw:circle>
        <draw:line draw:style-name="gr563" draw:text-style-name="P15" draw:layer="layout" svg:x1="11.339cm" svg:y1="5.623cm" svg:x2="11.341cm" svg:y2="5.969cm">
          <text:p/>
        </draw:line>
        <draw:circle draw:style-name="gr564" draw:text-style-name="P15" draw:layer="layout" svg:width="0.1cm" svg:height="0.1cm" draw:transform="rotate (-1.5707963267949) translate (11.391cm 6.408cm)">
          <text:p/>
        </draw:circle>
        <draw:line draw:style-name="gr565" draw:text-style-name="P15" draw:layer="layout" svg:x1="11.341cm" svg:y1="6.047cm" svg:x2="11.343cm" svg:y2="6.393cm">
          <text:p/>
        </draw:line>
        <draw:line draw:style-name="gr566" draw:text-style-name="P15" draw:layer="layout" svg:x1="12.509cm" svg:y1="7.812cm" svg:x2="12.926cm" svg:y2="7.81cm">
          <text:p/>
        </draw:line>
        <draw:circle draw:style-name="gr567" draw:text-style-name="P15" draw:layer="layout" svg:width="0.1cm" svg:height="0.1cm" svg:x="12.428cm" svg:y="7.762cm">
          <text:p/>
        </draw:circle>
        <draw:line draw:style-name="gr568" draw:text-style-name="P15" draw:layer="layout" svg:x1="12.01cm" svg:y1="7.812cm" svg:x2="12.427cm" svg:y2="7.81cm">
          <text:p/>
        </draw:line>
        <draw:circle draw:style-name="gr569" draw:text-style-name="P15" draw:layer="layout" svg:width="0.1cm" svg:height="0.1cm" draw:transform="rotate (-1.5707963267949) translate (11.391cm 6.909cm)">
          <text:p/>
        </draw:circle>
        <draw:line draw:style-name="gr570" draw:text-style-name="P15" draw:layer="layout" svg:x1="11.341cm" svg:y1="6.548cm" svg:x2="11.343cm" svg:y2="6.894cm">
          <text:p/>
        </draw:line>
        <draw:circle draw:style-name="gr571" draw:text-style-name="P15" draw:layer="layout" svg:width="0.1cm" svg:height="0.1cm" draw:transform="rotate (-1.5707963267949) translate (11.391cm 7.409cm)">
          <text:p/>
        </draw:circle>
        <draw:line draw:style-name="gr572" draw:text-style-name="P15" draw:layer="layout" svg:x1="11.341cm" svg:y1="7.048cm" svg:x2="11.343cm" svg:y2="7.394cm">
          <text:p/>
        </draw:line>
        <draw:circle draw:style-name="gr573" draw:text-style-name="P15" draw:layer="layout" svg:width="0.1cm" svg:height="0.1cm" svg:x="11.88cm" svg:y="7.762cm">
          <text:p/>
        </draw:circle>
        <draw:line draw:style-name="gr574" draw:text-style-name="P15" draw:layer="layout" svg:x1="11.462cm" svg:y1="7.812cm" svg:x2="11.879cm" svg:y2="7.81cm">
          <text:p/>
        </draw:line>
        <draw:line draw:style-name="gr575" draw:text-style-name="P15" draw:layer="layout" svg:x1="11.341cm" svg:y1="7.496cm" svg:x2="11.343cm" svg:y2="7.842cm">
          <text:p/>
        </draw:line>
        <draw:circle draw:style-name="gr576" draw:text-style-name="P15" draw:layer="layout" svg:width="0.1cm" svg:height="0.1cm" svg:x="11.38cm" svg:y="7.762cm">
          <text:p/>
        </draw:circle>
        <draw:circle draw:style-name="gr577" draw:text-style-name="P15" draw:layer="layout" svg:width="0.1cm" svg:height="0.1cm" svg:x="9.344cm" svg:y="8.292cm">
          <text:p/>
        </draw:circle>
        <draw:line draw:style-name="gr578" draw:text-style-name="P15" draw:layer="layout" svg:x1="9.394cm" svg:y1="8.404cm" svg:x2="9.393cm" svg:y2="8.912cm">
          <text:p/>
        </draw:line>
        <draw:circle draw:style-name="gr579" draw:text-style-name="P15" draw:layer="layout" svg:width="0.1cm" svg:height="0.1cm" svg:x="10.543cm" svg:y="8.253cm">
          <text:p/>
        </draw:circle>
        <draw:line draw:style-name="gr580" draw:text-style-name="P15" draw:layer="layout" svg:x1="10.592cm" svg:y1="8.374cm" svg:x2="10.594cm" svg:y2="8.72cm">
          <text:p/>
        </draw:line>
        <draw:line draw:style-name="gr200" draw:text-style-name="P9" draw:layer="layout" svg:x1="2.7cm" svg:y1="6.65cm" svg:x2="7.45cm" svg:y2="6.65cm">
          <text:p/>
        </draw:line>
        <draw:circle draw:style-name="gr581" draw:text-style-name="P15" draw:layer="layout" svg:width="0.1cm" svg:height="0.1cm" svg:x="3.053cm" svg:y="7.703cm">
          <text:p/>
        </draw:circle>
        <draw:line draw:style-name="gr582" draw:text-style-name="P15" draw:layer="layout" svg:x1="2.714cm" svg:y1="7.753cm" svg:x2="3.06cm" svg:y2="7.751cm">
          <text:p/>
        </draw:line>
        <draw:circle draw:style-name="gr583" draw:text-style-name="P15" draw:layer="layout" svg:width="0.1cm" svg:height="0.1cm" svg:x="3.499cm" svg:y="7.701cm">
          <text:p/>
        </draw:circle>
        <draw:line draw:style-name="gr584" draw:text-style-name="P15" draw:layer="layout" svg:x1="3.138cm" svg:y1="7.751cm" svg:x2="3.484cm" svg:y2="7.749cm">
          <text:p/>
        </draw:line>
        <draw:circle draw:style-name="gr585" draw:text-style-name="P15" draw:layer="layout" svg:width="0.1cm" svg:height="0.1cm" svg:x="4cm" svg:y="7.701cm">
          <text:p/>
        </draw:circle>
        <draw:line draw:style-name="gr586" draw:text-style-name="P15" draw:layer="layout" svg:x1="3.616cm" svg:y1="7.751cm" svg:x2="4.033cm" svg:y2="7.749cm">
          <text:p/>
        </draw:line>
        <draw:circle draw:style-name="gr587" draw:text-style-name="P15" draw:layer="layout" svg:width="0.1cm" svg:height="0.1cm" svg:x="4.5cm" svg:y="7.701cm">
          <text:p/>
        </draw:circle>
        <draw:line draw:style-name="gr588" draw:text-style-name="P15" draw:layer="layout" svg:x1="4.116cm" svg:y1="7.751cm" svg:x2="4.533cm" svg:y2="7.749cm">
          <text:p/>
        </draw:line>
        <draw:circle draw:style-name="gr589" draw:text-style-name="P15" draw:layer="layout" svg:width="0.1cm" svg:height="0.1cm" svg:x="5cm" svg:y="7.701cm">
          <text:p/>
        </draw:circle>
        <draw:line draw:style-name="gr590" draw:text-style-name="P15" draw:layer="layout" svg:x1="4.616cm" svg:y1="7.751cm" svg:x2="5.033cm" svg:y2="7.749cm">
          <text:p/>
        </draw:line>
        <draw:circle draw:style-name="gr591" draw:text-style-name="P15" draw:layer="layout" svg:width="0.1cm" svg:height="0.1cm" svg:x="5.5cm" svg:y="7.701cm">
          <text:p/>
        </draw:circle>
        <draw:line draw:style-name="gr592" draw:text-style-name="P15" draw:layer="layout" svg:x1="5.116cm" svg:y1="7.751cm" svg:x2="5.533cm" svg:y2="7.749cm">
          <text:p/>
        </draw:line>
        <draw:circle draw:style-name="gr593" draw:text-style-name="P15" draw:layer="layout" svg:width="0.1cm" svg:height="0.1cm" svg:x="6cm" svg:y="7.701cm">
          <text:p/>
        </draw:circle>
        <draw:line draw:style-name="gr594" draw:text-style-name="P15" draw:layer="layout" svg:x1="5.616cm" svg:y1="7.751cm" svg:x2="6.033cm" svg:y2="7.749cm">
          <text:p/>
        </draw:line>
        <draw:line draw:style-name="gr595" draw:text-style-name="P15" draw:layer="layout" svg:x1="6.117cm" svg:y1="7.751cm" svg:x2="6.534cm" svg:y2="7.749cm">
          <text:p/>
        </draw:line>
        <draw:frame draw:style-name="gr596" draw:text-style-name="P25" draw:layer="layout" svg:width="6.5cm" svg:height="1.157cm" svg:x="1.8cm" svg:y="6.035cm">
          <draw:text-box>
            <text:p text:style-name="P24"><text:span text:style-name="T9">электрический сигнал</text:span></text:p>
            <text:p text:style-name="P24"><text:span text:style-name="T9">(аналоговый, дискретный)</text:span></text:p>
          </draw:text-box>
        </draw:frame>
        <draw:frame draw:style-name="gr597" draw:text-style-name="P26" draw:layer="layout" svg:width="6.5cm" svg:height="1.433cm" svg:x="1.9cm" svg:y="6.958cm">
          <draw:text-box>
            <text:p text:style-name="P16"><text:span text:style-name="T9">цифровой сигнал</text:span></text:p>
            <text:p text:style-name="P16"><text:span text:style-name="T9">(RS, ETHERNET, OPTICAL)</text:span></text:p>
          </draw:text-box>
        </draw:frame>
        <draw:circle draw:style-name="gr598" draw:text-style-name="P15" draw:layer="layout" svg:width="0.1cm" svg:height="0.1cm" svg:x="6.5cm" svg:y="7.701cm">
          <text:p/>
        </draw:circle>
        <draw:line draw:style-name="gr599" draw:text-style-name="P15" draw:layer="layout" svg:x1="6.617cm" svg:y1="7.751cm" svg:x2="7.034cm" svg:y2="7.749cm">
          <text:p/>
        </draw:line>
        <draw:circle draw:style-name="gr600" draw:text-style-name="P15" draw:layer="layout" svg:width="0.1cm" svg:height="0.1cm" svg:x="7cm" svg:y="7.701cm">
          <text:p/>
        </draw:circle>
        <draw:line draw:style-name="gr601" draw:text-style-name="P15" draw:layer="layout" svg:x1="7.117cm" svg:y1="7.751cm" svg:x2="7.534cm" svg:y2="7.749cm">
          <text:p/>
        </draw:lin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А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РАСПРЕДЕЛЕННАЯ СИСТЕМА УПРАВЛЕНИЯ</text:span></text:p>
          </draw:text-box>
        </draw:frame>
      </draw:page>
      <draw:page draw:name="РАСПРЕДЕЛЕННАЯ СИСТЕМА УПРАВЛЕНИЯ (2)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602" draw:text-style-name="P27" draw:layer="layout" svg:width="19cm" svg:height="25.321cm" svg:x="1cm" svg:y="3.05cm">
          <draw:text-box>
            <text:p text:style-name="P20"><text:span text:style-name="T17">Архитектура Распределенной системы управления (РСУ) предлагает берет лучшие возможности как Локальной, так и Централизованной системы управления.</text:span></text:p>
            <text:p text:style-name="P20"><text:span text:style-name="T17"/></text:p>
            <text:p text:style-name="P20"><text:span text:style-name="T18">Объект управления</text:span></text:p>
            <text:list text:style-name="L1">
              <text:list-item>
                <text:p text:style-name="P20"><text:span text:style-name="T17">оснащен собственной Локальной системой управления</text:span></text:p>
              </text:list-item>
              <text:list-item>
                <text:p text:style-name="P20"><text:span text:style-name="T17">оснащен Сетевым интерфейсом для подключения в промышленную сеть</text:span></text:p>
              </text:list-item>
            </text:list>
            <text:p text:style-name="P20"><text:span text:style-name="T17"/></text:p>
            <text:p text:style-name="P20"><text:span text:style-name="T17">Локальная система управления может оснащаться ПЛК, станциями (или модулями) удаленного ввода/вывода.</text:span></text:p>
            <text:p text:style-name="P20"><text:span text:style-name="T17"/></text:p>
            <text:p text:style-name="P20"><text:span text:style-name="T18">Сетевой интерфейс</text:span></text:p>
            <text:list text:continue-numbering="true" text:style-name="L1">
              <text:list-item>
                <text:p text:style-name="P20"><text:span text:style-name="T17">сетевое оборудование, реализующее определенную топологию сети</text:span></text:p>
                <text:p text:style-name="P20"><text:span text:style-name="T19">(например, коммутатор «медь-оптика» с кольцевой топологией)</text:span></text:p>
              </text:list-item>
              <text:list-item>
                <text:p text:style-name="P20"><text:span text:style-name="T17">для объединения Объектов управления в единую промышленную сеть</text:span></text:p>
              </text:list-item>
            </text:list>
            <text:p text:style-name="P20"><text:span text:style-name="T17"/></text:p>
            <text:p text:style-name="P20"><text:span text:style-name="T18">Промышленная сеть</text:span></text:p>
            <text:list text:continue-numbering="true" text:style-name="L1">
              <text:list-item>
                <text:p text:style-name="P20"><text:span text:style-name="T17">цифровая линия связи</text:span></text:p>
              </text:list-item>
              <text:list-item>
                <text:p text:style-name="P20"><text:span text:style-name="T17">для взаимодействия Объектов управления друг с другом (если требуется)</text:span></text:p>
              </text:list-item>
              <text:list-item>
                <text:p text:style-name="P20"><text:span text:style-name="T17">для связи с центральной Диспетчерской</text:span></text:p>
              </text:list-item>
            </text:list>
            <text:p text:style-name="P20"><text:span text:style-name="T17"/></text:p>
            <text:p text:style-name="P20"><text:span text:style-name="T18">Диспетчерская</text:span></text:p>
            <text:list text:continue-numbering="true" text:style-name="L1">
              <text:list-item>
                <text:p text:style-name="P20"><text:span text:style-name="T6">удалена от Объекта управления</text:span></text:p>
              </text:list-item>
              <text:list-item>
                <text:p text:style-name="P20"><text:span text:style-name="T6">система диспетчеризации и архивирования (SCADA)</text:span></text:p>
              </text:list-item>
              <text:list-item>
                <text:p text:style-name="P20"><text:span text:style-name="T6">для дистанционной настройки и мониторинга работы всего комплекса объектов</text:span></text:p>
              </text:list-item>
              <text:list-item>
                <text:p text:style-name="P20"><text:span text:style-name="T6">связь с объектами через промышленную сеть</text:span></text:p>
              </text:list-item>
              <text:list-item>
                <text:p text:style-name="P20"><text:span text:style-name="T6">оснащена станцией оператора с одним или несколькими мониторами</text:span></text:p>
              </text:list-item>
              <text:list-item>
                <text:p text:style-name="P20"><text:span text:style-name="T6">оснащена станцией инженера (инженерная станция, может отсутствовать)</text:span></text:p>
              </text:list-item>
              <text:list-item>
                <text:p text:style-name="P20"><text:span text:style-name="T6">оснащена одним или несколькими Центральными ПЛК (могут отсутствовать)</text:span></text:p>
              </text:list-item>
            </text:list>
            <text:p text:style-name="P20"><text:span text:style-name="T6"/></text:p>
            <text:p text:style-name="P20"><text:span text:style-name="T11">Центральный ПЛК</text:span></text:p>
            <text:list text:continue-numbering="true" text:style-name="L1">
              <text:list-item>
                <text:p text:style-name="P20"><text:span text:style-name="T6">находится в общей Диспетчерской, удаленной от Объекта управления</text:span></text:p>
              </text:list-item>
              <text:list-item>
                <text:p text:style-name="P20"><text:span text:style-name="T6">может управляет одним или несколькими Объектами управления (т.е. их системами управления) через промышленную сеть</text:span></text:p>
              </text:list-item>
              <text:list-item>
                <text:p text:style-name="P20"><text:span text:style-name="T6">может выполнять только сбор данных с Локальных ПЛК</text:span></text:p>
              </text:list-item>
            </text:list>
            <text:p text:style-name="P20"><text:span text:style-name="T6"/></text:p>
            <text:p text:style-name="P20"><text:span text:style-name="T6">Роль Центрального ПЛК может выполнять SCADA.</text:span></text:p>
            <text:p text:style-name="P20"><text:span text:style-name="T6"/></text:p>
            <text:p text:style-name="P20"><text:span text:style-name="T11">Инженерная станция</text:span></text:p>
            <text:list text:continue-numbering="true" text:style-name="L1">
              <text:list-item>
                <text:p text:style-name="P20"><text:span text:style-name="T6">находится в общей Диспетчерской</text:span></text:p>
              </text:list-item>
              <text:list-item>
                <text:p text:style-name="P20"><text:span text:style-name="T6">предоставляет аппаратно-программные средства для программирования и конфигурирования ПЛК (локальных и центральных) и SCADA, а также для дистанционной настройки и диагностики датчиков и исполнительных механизмов (КИПиА) Объектов управления.</text:span></text:p>
              </text:list-item>
            </text:list>
            <text:p text:style-name="P20"><text:span text:style-name="T6"/></text:p>
            <text:p text:style-name="P20"><text:span text:style-name="T6">РСУ применяются на крупных предприятиях с непрерывным технологическим процессом, где важны высокая надежность и безопасность.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АРХИТЕКТУРА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РАСПРЕДЕЛЕННАЯ СИСТЕМА УПРАВЛЕНИЯ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e_20_short" draw:display-name="Line short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Double_20_Dash_20_Dot_20__28_Rounded_29_" draw:display-name="Double Dash Dot (Rounded)" draw:style="round" draw:dots1="1" draw:dots1-length="701%" draw:dots2="1" draw:dots2-length="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3-09-14T13:31:42.639000000</dc:date>
    <meta:editing-duration>P3DT15H3M34S</meta:editing-duration>
    <meta:editing-cycles>1090</meta:editing-cycles>
    <meta:generator>LibreOffice/7.3.2.2$Windows_X86_64 LibreOffice_project/49f2b1bff42cfccbd8f788c8dc32c1c309559be0</meta:generator>
    <meta:print-date>2022-04-28T22:24:58.143458820</meta:print-date>
    <dc:title>АСУ ТП</dc:title>
    <dc:subject>архитектура</dc:subject>
    <meta:document-statistic meta:object-count="690"/>
  </office:meta>
</office:document-meta>
</file>